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erif" svg:font-family="'Liberation Serif'" style:font-family-generic="roman" style:font-pitch="variable"/>
    <style:font-face style:name="Noto Serif CJK JP" svg:font-family="'Noto Serif CJK JP'"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8pt"/>
    </style:style>
    <style:style style:name="co2" style:family="table-column">
      <style:table-column-properties fo:break-before="auto" style:column-width="43.99pt"/>
    </style:style>
    <style:style style:name="co3" style:family="table-column">
      <style:table-column-properties fo:break-before="auto" style:column-width="58.65pt"/>
    </style:style>
    <style:style style:name="ro1" style:family="table-row">
      <style:table-row-properties style:row-height="15.76pt" fo:break-before="auto" style:use-optimal-row-height="true"/>
    </style:style>
    <style:style style:name="ro2" style:family="table-row">
      <style:table-row-properties style:row-height="29.99pt" fo:break-before="auto" style:use-optimal-row-height="true"/>
    </style:style>
    <style:style style:name="ro3" style:family="table-row">
      <style:table-row-properties style:row-height="87pt" fo:break-before="auto" style:use-optimal-row-height="true"/>
    </style:style>
    <style:style style:name="ro4" style:family="table-row">
      <style:table-row-properties style:row-height="72.74pt" fo:break-before="auto" style:use-optimal-row-height="true"/>
    </style:style>
    <style:style style:name="ro5" style:family="table-row">
      <style:table-row-properties style:row-height="101.25pt" fo:break-before="auto" style:use-optimal-row-height="true"/>
    </style:style>
    <style:style style:name="ro6" style:family="table-row">
      <style:table-row-properties style:row-height="115.51pt" fo:break-before="auto" style:use-optimal-row-height="true"/>
    </style:style>
    <style:style style:name="ro7" style:family="table-row">
      <style:table-row-properties style:row-height="129.74pt" fo:break-before="auto" style:use-optimal-row-height="true"/>
    </style:style>
    <style:style style:name="ro8" style:family="table-row">
      <style:table-row-properties style:row-height="243.75pt" fo:break-before="auto" style:use-optimal-row-height="true"/>
    </style:style>
    <style:style style:name="ro9" style:family="table-row">
      <style:table-row-properties style:row-height="186.75pt" fo:break-before="auto" style:use-optimal-row-height="true"/>
    </style:style>
    <style:style style:name="ro10" style:family="table-row">
      <style:table-row-properties style:row-height="158.26pt" fo:break-before="auto" style:use-optimal-row-height="true"/>
    </style:style>
    <style:style style:name="ro11" style:family="table-row">
      <style:table-row-properties style:row-height="144pt" fo:break-before="auto" style:use-optimal-row-height="true"/>
    </style:style>
    <style:style style:name="ro12" style:family="table-row">
      <style:table-row-properties style:row-height="58.51pt" fo:break-before="auto" style:use-optimal-row-height="true"/>
    </style:style>
    <style:style style:name="ro13" style:family="table-row">
      <style:table-row-properties style:row-height="129pt" fo:break-before="auto" style:use-optimal-row-height="true"/>
    </style:style>
    <style:style style:name="ro14" style:family="table-row">
      <style:table-row-properties style:row-height="172.49pt" fo:break-before="auto" style:use-optimal-row-height="true"/>
    </style:style>
    <style:style style:name="ro15" style:family="table-row">
      <style:table-row-properties style:row-height="44.25pt" fo:break-before="auto" style:use-optimal-row-height="true"/>
    </style:style>
    <style:style style:name="ro16" style:family="table-row">
      <style:table-row-properties style:row-height="215.26pt" fo:break-before="auto" style:use-optimal-row-height="true"/>
    </style:style>
    <style:style style:name="ro17" style:family="table-row">
      <style:table-row-properties style:row-height="86.26pt" fo:break-before="auto" style:use-optimal-row-height="true"/>
    </style:style>
    <style:style style:name="ro18" style:family="table-row">
      <style:table-row-properties style:row-height="201pt" fo:break-before="auto" style:use-optimal-row-height="tru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font-name="Noto Serif CJK JP" fo:font-size="10pt" style:font-size-asian="10pt" style:font-size-complex="10pt"/>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Noto Serif CJK JP"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Noto Serif CJK JP"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6aa84f"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OurDataset_full" table:style-name="ta1">
        <table:table-column table:style-name="co1" table:number-columns-repeated="3" table:default-cell-style-name="ce1"/>
        <table:table-column table:style-name="co2" table:number-columns-repeated="3" table:default-cell-style-name="ce4"/>
        <table:table-column table:style-name="co3" table:default-cell-style-name="ce4"/>
        <table:table-column table:style-name="co1" table:number-columns-repeated="1017" table:default-cell-style-name="ce4"/>
        <table:table-row table:style-name="ro1">
          <table:table-cell office:value-type="string" calcext:value-type="string">
            <text:p>origin</text:p>
          </table:table-cell>
          <table:table-cell office:value-type="string" calcext:value-type="string">
            <text:p>gold</text:p>
          </table:table-cell>
          <table:table-cell office:value-type="string" calcext:value-type="string">
            <text:p>ours</text:p>
          </table:table-cell>
          <table:table-cell office:value-type="string" calcext:value-type="string">
            <text:p>precision</text:p>
          </table:table-cell>
          <table:table-cell office:value-type="string" calcext:value-type="string">
            <text:p>recall</text:p>
          </table:table-cell>
          <table:table-cell office:value-type="string" calcext:value-type="string">
            <text:p>f-score</text:p>
          </table:table-cell>
          <table:table-cell table:style-name="ce5" office:value-type="string" calcext:value-type="string">
            <text:p>edits_count</text:p>
          </table:table-cell>
          <table:table-cell table:number-columns-repeated="1017"/>
        </table:table-row>
        <table:table-row table:style-name="ro2">
          <table:table-cell table:style-name="ce2" office:value-type="string" calcext:value-type="string">
            <text:p><text:span text:style-name="T1">Its </text:span>my birthday tomorrow.</text:p>
          </table:table-cell>
          <table:table-cell table:style-name="ce2" office:value-type="string" calcext:value-type="string">
            <text:p><text:span text:style-name="T2">It’s</text:span> my birthday tomorrow.</text:p>
          </table:table-cell>
          <table:table-cell office:value-type="string" calcext:value-type="string">
            <text:p>My birthday is tomorrow .</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3">
          <table:table-cell table:style-name="ce2" office:value-type="string" calcext:value-type="string">
            <text:p>The goal of occupational safety and health program <text:span text:style-name="T1">are</text:span> to foster safe and healthy work environment.</text:p>
          </table:table-cell>
          <table:table-cell table:style-name="ce2" office:value-type="string" calcext:value-type="string">
            <text:p>The goal of <text:span text:style-name="T2">an </text:span>occupational safety and health program <text:span text:style-name="T2">is</text:span> to foster <text:span text:style-name="T2">a</text:span> safe and healthy work environment.</text:p>
          </table:table-cell>
          <table:table-cell office:value-type="string" calcext:value-type="string">
            <text:p>The goal of occupational safety and health programs is to foster a safe and healthy work environment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3">
          <table:table-cell table:style-name="ce2" office:value-type="string" calcext:value-type="string">
            <text:p>The research and regulation <text:span text:style-name="T1">to</text:span> <text:span text:style-name="T1">occupation</text:span> safety and health <text:span text:style-name="T1">is</text:span> a <text:span text:style-name="T1">relative</text:span> recent phenomenon.</text:p>
          </table:table-cell>
          <table:table-cell table:style-name="ce2" office:value-type="string" calcext:value-type="string">
            <text:p>The research and regulation <text:span text:style-name="T2">of</text:span> <text:span text:style-name="T2">occupational</text:span> safety and health <text:span text:style-name="T2">are</text:span> a <text:span text:style-name="T2">relatively</text:span> recent phenomenon.</text:p>
          </table:table-cell>
          <table:table-cell office:value-type="string" calcext:value-type="string">
            <text:p>The research and regulation of occupation safety and health is a relatively recent phenomenon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4" calcext:value-type="float">
            <text:p>4</text:p>
          </table:table-cell>
          <table:table-cell table:number-columns-repeated="1017"/>
        </table:table-row>
        <table:table-row table:style-name="ro2">
          <table:table-cell table:style-name="ce2" office:value-type="string" calcext:value-type="string">
            <text:p>Have you <text:span text:style-name="T1">stop</text:span> beating <text:span text:style-name="T1">you</text:span> wife?</text:p>
          </table:table-cell>
          <table:table-cell table:style-name="ce2" office:value-type="string" calcext:value-type="string">
            <text:p>Have you <text:span text:style-name="T2">stopped</text:span> beating <text:span text:style-name="T2">your</text:span> wife?</text:p>
          </table:table-cell>
          <table:table-cell office:value-type="string" calcext:value-type="string">
            <text:p>Have you stopped beating your wife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Does the state have the right to censor <text:span text:style-name="T1">pronography</text:span> or restrict tobacco advertising?</text:p>
          </table:table-cell>
          <table:table-cell table:style-name="ce2" office:value-type="string" calcext:value-type="string">
            <text:p>Does the state have the right to censor <text:span text:style-name="T2">pornography</text:span> or restrict tobacco advertising?</text:p>
          </table:table-cell>
          <table:table-cell office:value-type="string" calcext:value-type="string">
            <text:p>Does the state have the right to censor pornography or restrict tobacco advertising ?</text:p>
          </table:table-cell>
          <table:table-cell table:number-columns-repeated="3" office:value-type="float" office:value="1" calcext:value-type="float">
            <text:p>1</text:p>
          </table:table-cell>
          <table:table-cell table:style-name="ce5" office:value-type="float" office:value="1" calcext:value-type="float">
            <text:p>1</text:p>
          </table:table-cell>
          <table:table-cell table:number-columns-repeated="1017"/>
        </table:table-row>
        <table:table-row table:style-name="ro4">
          <table:table-cell table:style-name="ce2" office:value-type="string" calcext:value-type="string">
            <text:p>The commission sparked public outrage resulted <text:span text:style-name="T1">on</text:span> the Mines Act <text:span text:style-name="T1">in</text:span> 1842.</text:p>
          </table:table-cell>
          <table:table-cell table:style-name="ce2" office:value-type="string" calcext:value-type="string">
            <text:p>The commission sparked public outrage <text:span text:style-name="T2">which</text:span> resulted<text:span text:style-name="T2"> in</text:span> the Mines Act <text:span text:style-name="T2">of </text:span>1842.</text:p>
          </table:table-cell>
          <table:table-cell office:value-type="string" calcext:value-type="string">
            <text:p>The commission sparked public outrage that resulted in the Mines Act in 1842 .</text:p>
          </table:table-cell>
          <table:table-cell office:value-type="float" office:value="0.5" calcext:value-type="float">
            <text:p>0.5</text:p>
          </table:table-cell>
          <table:table-cell office:value-type="float" office:value="0.333333333333333" calcext:value-type="float">
            <text:p>0.333333333333333</text:p>
          </table:table-cell>
          <table:table-cell office:value-type="float" office:value="0.454545454545455" calcext:value-type="float">
            <text:p>0.454545454545455</text:p>
          </table:table-cell>
          <table:table-cell table:style-name="ce5" office:value-type="float" office:value="3" calcext:value-type="float">
            <text:p>3</text:p>
          </table:table-cell>
          <table:table-cell table:number-columns-repeated="1017"/>
        </table:table-row>
        <table:table-row table:style-name="ro5">
          <table:table-cell table:style-name="ce2" office:value-type="string" calcext:value-type="string">
            <text:p>This fallow period is shortened if population density grows, <text:span text:style-name="T1">require</text:span> the input of <text:span text:style-name="T1">nutrient</text:span> and some manual pest control.</text:p>
          </table:table-cell>
          <table:table-cell table:style-name="ce2" office:value-type="string" calcext:value-type="string">
            <text:p>This fallow period is shortened if population density grows, <text:span text:style-name="T2">requiring</text:span> the input of <text:span text:style-name="T2">nutrients</text:span> and some manual pest control.</text:p>
          </table:table-cell>
          <table:table-cell office:value-type="string" calcext:value-type="string">
            <text:p>This fallow period is shortened if population density grows , requiring the input of nutrient and some manual pest control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Non-meat animals, such as <text:span text:style-name="T1">millk</text:span> cows and egg-producing chickens, also <text:span text:style-name="T1">shown</text:span> <text:span text:style-name="T1">significance</text:span> production increases. </text:p>
          </table:table-cell>
          <table:table-cell table:style-name="ce2" office:value-type="string" calcext:value-type="string">
            <text:p>Non-meat animals, such as <text:span text:style-name="T2">milk</text:span> cows and egg-producing chickens, also <text:span text:style-name="T2">showed</text:span> <text:span text:style-name="T2">significant</text:span> production increases. </text:p>
          </table:table-cell>
          <table:table-cell office:value-type="string" calcext:value-type="string">
            <text:p>Non-meat animals , such as mills cows and egg-producing chickens , have also shown significant production increases .</text:p>
          </table:table-cell>
          <table:table-cell table:number-columns-repeated="3" office:value-type="float" office:value="0.333333333333333" calcext:value-type="float">
            <text:p>0.333333333333333</text:p>
          </table:table-cell>
          <table:table-cell table:style-name="ce5" office:value-type="float" office:value="3" calcext:value-type="float">
            <text:p>3</text:p>
          </table:table-cell>
          <table:table-cell table:number-columns-repeated="1017"/>
        </table:table-row>
        <table:table-row table:style-name="ro7">
          <table:table-cell table:style-name="ce2" office:value-type="string" calcext:value-type="string">
            <text:p><text:span text:style-name="T1">These</text:span> system is particularly important in areas where crop production is not feasible because climate or soil, representing 30–40 million pastoralists.</text:p>
          </table:table-cell>
          <table:table-cell table:style-name="ce2" office:value-type="string" calcext:value-type="string">
            <text:p><text:span text:style-name="T2">This</text:span> system is particularly important in areas where crop production is not feasible because <text:span text:style-name="T2">of </text:span>climate or soil, representing 30–40 million pastoralists.</text:p>
          </table:table-cell>
          <table:table-cell office:value-type="string" calcext:value-type="string">
            <text:p>These systems are particularly important in areas where crop production is not feasible because of climate or soil , representing 30–40 million pastoralists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text:span text:style-name="T1">Althoughy</text:span> there have been periodic initiatives to revive <text:span text:style-name="T1">they</text:span> use, <text:span text:style-name="T1">but</text:span> airships <text:span text:style-name="T1">see</text:span> only niche application since that time. </text:p>
          </table:table-cell>
          <table:table-cell table:style-name="ce2" office:value-type="string" calcext:value-type="string">
            <text:p><text:span text:style-name="T2">Although</text:span> there have been periodic initiatives to revive <text:span text:style-name="T2">their</text:span> use, airships <text:span text:style-name="T2">have seen</text:span> only niche application since that time. </text:p>
          </table:table-cell>
          <table:table-cell office:value-type="string" calcext:value-type="string">
            <text:p>Although there have been periodic initiatives to revive their use , airships have seen only niche applications since that time .</text:p>
          </table:table-cell>
          <table:table-cell office:value-type="float" office:value="0.8" calcext:value-type="float">
            <text:p>0.8</text:p>
          </table:table-cell>
          <table:table-cell office:value-type="float" office:value="1" calcext:value-type="float">
            <text:p>1</text:p>
          </table:table-cell>
          <table:table-cell office:value-type="float" office:value="0.833333333333333" calcext:value-type="float">
            <text:p>0.833333333333333</text:p>
          </table:table-cell>
          <table:table-cell table:style-name="ce5" office:value-type="float" office:value="4" calcext:value-type="float">
            <text:p>4</text:p>
          </table:table-cell>
          <table:table-cell table:number-columns-repeated="1017"/>
        </table:table-row>
        <table:table-row table:style-name="ro5">
          <table:table-cell table:style-name="ce2" office:value-type="string" calcext:value-type="string">
            <text:p>Jean-Pierre Blanchard <text:span text:style-name="T1">fly</text:span> the first human-powered dirigible in 1784 and crossed the English Channel <text:span text:style-name="T1">at</text:span> one in 1785.</text:p>
          </table:table-cell>
          <table:table-cell table:style-name="ce2" office:value-type="string" calcext:value-type="string">
            <text:p>Jean-Pierre Blanchard <text:span text:style-name="T2">flew</text:span> the first human-powered dirigible in 1784 and crossed the English Channel <text:span text:style-name="T2">in</text:span> one in 1785.</text:p>
          </table:table-cell>
          <table:table-cell office:value-type="string" calcext:value-type="string">
            <text:p>Jean-Pierre Blanchard fly the first human-powered dirigible in 1784 and crossed the English Channel in one in 1785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By the begin of <text:span text:style-name="T1">WOWII</text:span>, many towns and cities had built airports, and there <text:span text:style-name="T1">is</text:span> numerous <text:span text:style-name="T1">qualifying</text:span> pilots available.</text:p>
          </table:table-cell>
          <table:table-cell table:style-name="ce2" office:value-type="string" calcext:value-type="string">
            <text:p>By the <text:span text:style-name="T2">beginning</text:span> of <text:span text:style-name="T2">World War II</text:span>, many towns and cities had built airports, and there <text:span text:style-name="T2">were</text:span> numerous <text:span text:style-name="T2">qualified</text:span> pilots available.</text:p>
          </table:table-cell>
          <table:table-cell office:value-type="string" calcext:value-type="string">
            <text:p>By the beginning of WOWII , many towns and cities had built airports , and there were numerous qualifying pilots available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4" calcext:value-type="float">
            <text:p>4</text:p>
          </table:table-cell>
          <table:table-cell table:number-columns-repeated="1017"/>
        </table:table-row>
        <table:table-row table:style-name="ro8">
          <table:table-cell table:style-name="ce2" office:value-type="string" calcext:value-type="string">
            <text:p><text:span text:style-name="T1">From </text:span>the 1960s composite material airframes and quieter, more efficient engines have <text:span text:style-name="T1">became</text:span> available, and Concorde provided supersonic <text:span text:style-name="T1">passanger</text:span> service for more than two decades, but the most important lasting innovations have taken place <text:span text:style-name="T1">to</text:span> instrumentation and control.</text:p>
          </table:table-cell>
          <table:table-cell table:style-name="ce2" office:value-type="string" calcext:value-type="string">
            <text:p><text:span text:style-name="T2">Since</text:span> the 1960s composite material airframes and quieter, more efficient engines have <text:span text:style-name="T2">become</text:span> available, and Concorde provided supersonic <text:span text:style-name="T2">passenger</text:span> service for more than two decades, but the most important lasting innovations have taken place <text:span text:style-name="T2">in</text:span> instrumentation and control.</text:p>
          </table:table-cell>
          <table:table-cell office:value-type="string" calcext:value-type="string">
            <text:p>From the 1960s composite material airframes and quieter , more efficient engines have became available , and Concorde provided supersonicanger service for more than two decades , but the most important lasting innovations have taken place in instrumentation and control .</text:p>
          </table:table-cell>
          <table:table-cell office:value-type="float" office:value="0.5" calcext:value-type="float">
            <text:p>0.5</text:p>
          </table:table-cell>
          <table:table-cell office:value-type="float" office:value="0.25" calcext:value-type="float">
            <text:p>0.25</text:p>
          </table:table-cell>
          <table:table-cell office:value-type="float" office:value="0.416666666666667" calcext:value-type="float">
            <text:p>0.416666666666667</text:p>
          </table:table-cell>
          <table:table-cell table:style-name="ce5" office:value-type="float" office:value="4" calcext:value-type="float">
            <text:p>4</text:p>
          </table:table-cell>
          <table:table-cell table:number-columns-repeated="1017"/>
        </table:table-row>
        <table:table-row table:style-name="ro9">
          <table:table-cell table:style-name="ce2" office:value-type="string" calcext:value-type="string">
            <text:p>Aviation safety <text:span text:style-name="T1">mean</text:span> the state of <text:span text:style-name="T1">a</text:span> aviation system or organization in which risks associated <text:span text:style-name="T1">by</text:span> aviation activities, related to, or in direct support of the operation of aircraft, are reduced and controlled to an acceptable level.</text:p>
          </table:table-cell>
          <table:table-cell table:style-name="ce2" office:value-type="string" calcext:value-type="string">
            <text:p>Aviation safety <text:span text:style-name="T2">means</text:span> the state of an aviation system or organization in which risks associated <text:span text:style-name="T2">with</text:span> aviation activities, related to, or in direct support of the operation of aircraft, are reduced and controlled to an acceptable level.</text:p>
          </table:table-cell>
          <table:table-cell office:value-type="string" calcext:value-type="string">
            <text:p>Aviation safety is the state of an aviation system or organization in which risks associated with aviation activities , related to , or in direct support of the operation of aircraft , are reduced and controlled to an acceptable level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4">
          <table:table-cell table:style-name="ce2" office:value-type="string" calcext:value-type="string">
            <text:p>In <text:span text:style-name="T1">additional</text:span>, there are environmental impacts <text:span text:style-name="T1">specify</text:span> to aviation.</text:p>
          </table:table-cell>
          <table:table-cell table:style-name="ce2" office:value-type="string" calcext:value-type="string">
            <text:p>In <text:span text:style-name="T2">addition</text:span>, there are environmental impacts <text:span text:style-name="T2">specific</text:span> to aviation.</text:p>
          </table:table-cell>
          <table:table-cell office:value-type="string" calcext:value-type="string">
            <text:p>In addition , there are environmental impacts specify to aviation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10">
          <table:table-cell table:style-name="ce2" office:value-type="string" calcext:value-type="string">
            <text:p>Even white light <text:span text:style-name="T1">might</text:span> be <text:span text:style-name="T1">create</text:span> using individual red, green and blue LEDs, <text:span text:style-name="T1">it</text:span> results in poor color rendering, since only three narrow bands of wavelengths of light are being emitted</text:p>
          </table:table-cell>
          <table:table-cell table:style-name="ce2" office:value-type="string" calcext:value-type="string">
            <text:p>Even <text:span text:style-name="T2">though</text:span> white light <text:span text:style-name="T2">can</text:span> be <text:span text:style-name="T2">created</text:span> using individual red, green and blue LEDs, <text:span text:style-name="T2">this</text:span> results in poor color rendering, since only three narrow bands of wavelengths of light are being emitted</text:p>
          </table:table-cell>
          <table:table-cell office:value-type="string" calcext:value-type="string">
            <text:p>Even white light might be created using individual red , green and blue LEDs , it results in poor color rendering , since only three narrow bands of wavelengths of light are being emitted .</text:p>
          </table:table-cell>
          <table:table-cell office:value-type="float" office:value="0.5" calcext:value-type="float">
            <text:p>0.5</text:p>
          </table:table-cell>
          <table:table-cell office:value-type="float" office:value="0.25" calcext:value-type="float">
            <text:p>0.25</text:p>
          </table:table-cell>
          <table:table-cell office:value-type="float" office:value="0.416666666666667" calcext:value-type="float">
            <text:p>0.416666666666667</text:p>
          </table:table-cell>
          <table:table-cell table:style-name="ce5" office:value-type="float" office:value="4" calcext:value-type="float">
            <text:p>4</text:p>
          </table:table-cell>
          <table:table-cell table:number-columns-repeated="1017"/>
        </table:table-row>
        <table:table-row table:style-name="ro6">
          <table:table-cell table:style-name="ce2" office:value-type="string" calcext:value-type="string">
            <text:p>The reason be that marriages make particularly men become more future-oriented and take <text:span text:style-name="T1">the</text:span> economic and other responsibility of family.</text:p>
          </table:table-cell>
          <table:table-cell table:style-name="ce2" office:value-type="string" calcext:value-type="string">
            <text:p>The reason <text:span text:style-name="T2">may</text:span> be that marriages make particularly men become more future-oriented and take <text:span text:style-name="T2">an</text:span> economic and other responsibility of <text:span text:style-name="T2">the</text:span> family.</text:p>
          </table:table-cell>
          <table:table-cell office:value-type="string" calcext:value-type="string">
            <text:p>The reason is that marriages make particularly men become more future-oriented and take the economic and other responsibility of family .</text:p>
          </table:table-cell>
          <table:table-cell table:number-columns-repeated="3" office:value-type="float" office:value="0" calcext:value-type="float">
            <text:p>0</text:p>
          </table:table-cell>
          <table:table-cell table:style-name="ce5" office:value-type="float" office:value="3" calcext:value-type="float">
            <text:p>3</text:p>
          </table:table-cell>
          <table:table-cell table:number-columns-repeated="1017"/>
        </table:table-row>
        <table:table-row table:style-name="ro11">
          <table:table-cell table:style-name="ce2" office:value-type="string" calcext:value-type="string">
            <text:p>He <text:span text:style-name="T1">call</text:span> them oxidizing rays to emphasize chemical reactivity and <text:span text:style-name="T1">distinguishing</text:span> them from heat rays, discovered the previous year at the other end of the visible spectrum.</text:p>
          </table:table-cell>
          <table:table-cell table:style-name="ce2" office:value-type="string" calcext:value-type="string">
            <text:p>He <text:span text:style-name="T2">called</text:span> them oxidizing rays to emphasize chemical reactivity and <text:span text:style-name="T2">to distinguish</text:span> them from heat rays, discovered the previous year at the other end of the visible spectrum.</text:p>
          </table:table-cell>
          <table:table-cell office:value-type="string" calcext:value-type="string">
            <text:p>He calls them oxidizing rays to emphasize chemical reactivity and distinguish them from heat rays , discovered the previous year at the other end of the visible spectrum .</text:p>
          </table:table-cell>
          <table:table-cell table:number-columns-repeated="3"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12">
          <table:table-cell table:style-name="ce2" office:value-type="string" calcext:value-type="string">
            <text:p>By 1903 it <text:span text:style-name="T1">is</text:span> known most effective wavelengths were around 250 nm.</text:p>
          </table:table-cell>
          <table:table-cell table:style-name="ce2" office:value-type="string" calcext:value-type="string">
            <text:p>By 1903 it <text:span text:style-name="T2">was</text:span> known <text:span text:style-name="T2">the</text:span> most effective wavelengths were around 250 nm.</text:p>
          </table:table-cell>
          <table:table-cell office:value-type="string" calcext:value-type="string">
            <text:p>By 1903 it was known the most effective wavelengths were around 250 nm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Both UVA and UVB destroy vitamin A in skin, <text:span text:style-name="T1">can</text:span> cause further <text:span text:style-name="T1">damaging</text:span>.</text:p>
          </table:table-cell>
          <table:table-cell table:style-name="ce2" office:value-type="string" calcext:value-type="string">
            <text:p>Both UVA and UVB destroy vitamin A in skin, <text:span text:style-name="T2">which</text:span> <text:span text:style-name="T2">may</text:span> cause further <text:span text:style-name="T2">damage</text:span>.</text:p>
          </table:table-cell>
          <table:table-cell office:value-type="string" calcext:value-type="string">
            <text:p>Both UVA and UVB destroy vitamin A in the skin , which can cause further damage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7">
          <table:table-cell table:style-name="ce2" office:value-type="string" calcext:value-type="string">
            <text:p>The amount of UV light produced by Sun means that the Earth would not be able to sustain life on dry land if most of that light not filtered out by the <text:span text:style-name="T1">almosphere</text:span>.</text:p>
          </table:table-cell>
          <table:table-cell table:style-name="ce2" office:value-type="string" calcext:value-type="string">
            <text:p>The amount of UV light produced by <text:span text:style-name="T2">the</text:span> Sun means that the Earth would not be able to sustain life on dry land if most of that light <text:span text:style-name="T2">were</text:span> not filtered out by the <text:span text:style-name="T2">atmosphere</text:span>.</text:p>
          </table:table-cell>
          <table:table-cell office:value-type="string" calcext:value-type="string">
            <text:p>The amount of UV light produced by the Sun means that the Earth would not be able to sustain life on dry land if most of that light was not filtered out by the atmosphere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9">
          <table:table-cell table:style-name="ce2" office:value-type="string" calcext:value-type="string">
            <text:p><text:span text:style-name="T1">In</text:span> the electronic level, absorption in the ultraviolet and visible portions of the spectrum depends on the electron <text:span text:style-name="T1">orbital</text:span> are spaced such that they can absorb a quantum of light of a specific frequency, and does not violate selection rules.</text:p>
          </table:table-cell>
          <table:table-cell table:style-name="ce2" office:value-type="string" calcext:value-type="string">
            <text:p><text:span text:style-name="T2">At</text:span> the electronic level, absorption in the ultraviolet and visible portions of the spectrum depends on <text:span text:style-name="T2">if</text:span> the electron <text:span text:style-name="T2">orbitals</text:span> are spaced such that they can absorb a quantum of light of a specific frequency, and does not violate selection rules.</text:p>
          </table:table-cell>
          <table:table-cell office:value-type="string" calcext:value-type="string">
            <text:p>At the electronic level , absorption in the ultraviolet and visible portions of the spectrum depends on the electron orbital are spaced such that they can absorb a quantum of light of a specific frequency , and does not violate selection rules .</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714285714285714" calcext:value-type="float">
            <text:p>0.714285714285714</text:p>
          </table:table-cell>
          <table:table-cell table:style-name="ce5" office:value-type="float" office:value="3" calcext:value-type="float">
            <text:p>3</text:p>
          </table:table-cell>
          <table:table-cell table:number-columns-repeated="1017"/>
        </table:table-row>
        <table:table-row table:style-name="ro11">
          <table:table-cell table:style-name="ce2" office:value-type="string" calcext:value-type="string">
            <text:p>Computer modeling of light transmission <text:span text:style-name="T1">throught</text:span> translucent ceramic alumina has shown that microscopic <text:span text:style-name="T1">pore</text:span> trapped near grain boundaries act as primary scattering centers.</text:p>
          </table:table-cell>
          <table:table-cell table:style-name="ce2" office:value-type="string" calcext:value-type="string">
            <text:p>Computer modeling of light transmission <text:span text:style-name="T2">through</text:span> translucent ceramic alumina has shown that microscopic <text:span text:style-name="T2">pores</text:span> trapped near grain boundaries act as primary scattering centers.</text:p>
          </table:table-cell>
          <table:table-cell office:value-type="string" calcext:value-type="string">
            <text:p>Computer modeling of light transmission through translucent ceramic alumina has shown that microscopic pores trapped near grain boundaries act as primary scattering center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The states in different <text:span text:style-name="T1">material</text:span> vary in the range <text:span text:style-name="T1">from</text:span> energy that they can absorb.</text:p>
          </table:table-cell>
          <table:table-cell table:style-name="ce2" office:value-type="string" calcext:value-type="string">
            <text:p>The states in different <text:span text:style-name="T2">materials</text:span> vary in the range <text:span text:style-name="T2">of</text:span> energy that they can absorb.</text:p>
          </table:table-cell>
          <table:table-cell office:value-type="string" calcext:value-type="string">
            <text:p>The states of different materials vary in the range of energy that they can absorb .</text:p>
          </table:table-cell>
          <table:table-cell office:value-type="float" office:value="0.666666666666667" calcext:value-type="float">
            <text:p>0.666666666666667</text:p>
          </table:table-cell>
          <table:table-cell office:value-type="float" office:value="1" calcext:value-type="float">
            <text:p>1</text:p>
          </table:table-cell>
          <table:table-cell office:value-type="float" office:value="0.714285714285714" calcext:value-type="float">
            <text:p>0.714285714285714</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The attenuation of light of all <text:span text:style-name="T1">frequency</text:span> and wavelengths is due combined mechanisms of absorption and scattering.</text:p>
          </table:table-cell>
          <table:table-cell table:style-name="ce2" office:value-type="string" calcext:value-type="string">
            <text:p>The attenuation of light of all <text:span text:style-name="T2">frequencies</text:span> and wavelengths is due<text:span text:style-name="T2"> to</text:span> <text:span text:style-name="T2">the</text:span> combined mechanisms of absorption and scattering.</text:p>
          </table:table-cell>
          <table:table-cell office:value-type="string" calcext:value-type="string">
            <text:p>The attenuation of light of all frequency and wavelengths is due to combined mechanisms of absorption and scattering .</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714285714285714" calcext:value-type="float">
            <text:p>0.714285714285714</text:p>
          </table:table-cell>
          <table:table-cell table:style-name="ce5" office:value-type="float" office:value="3" calcext:value-type="float">
            <text:p>3</text:p>
          </table:table-cell>
          <table:table-cell table:number-columns-repeated="1017"/>
        </table:table-row>
        <table:table-row table:style-name="ro4">
          <table:table-cell table:style-name="ce2" office:value-type="string" calcext:value-type="string">
            <text:p>In the fruit fly insulin both <text:span text:style-name="T1">regulate</text:span> blood sugar as well acting as <text:span text:style-name="T1">an</text:span> growth factor. </text:p>
          </table:table-cell>
          <table:table-cell table:style-name="ce2" office:value-type="string" calcext:value-type="string">
            <text:p>In the fruit fly insulin both <text:span text:style-name="T2">regulates</text:span> blood sugar as well <text:span text:style-name="T2">as</text:span> acting as <text:span text:style-name="T2">a</text:span> growth factor. </text:p>
          </table:table-cell>
          <table:table-cell office:value-type="string" calcext:value-type="string">
            <text:p>In the fruit fly , insulin both regulates blood sugar as well as acting as a growth factor .</text:p>
          </table:table-cell>
          <table:table-cell office:value-type="float" office:value="0.75" calcext:value-type="float">
            <text:p>0.75</text:p>
          </table:table-cell>
          <table:table-cell office:value-type="float" office:value="1" calcext:value-type="float">
            <text:p>1</text:p>
          </table:table-cell>
          <table:table-cell office:value-type="float" office:value="0.789473684210526" calcext:value-type="float">
            <text:p>0.789473684210526</text:p>
          </table:table-cell>
          <table:table-cell table:style-name="ce5" office:value-type="float" office:value="3" calcext:value-type="float">
            <text:p>3</text:p>
          </table:table-cell>
          <table:table-cell table:number-columns-repeated="1017"/>
        </table:table-row>
        <table:table-row table:style-name="ro11">
          <table:table-cell table:number-columns-repeated="2" table:style-name="ce2" office:value-type="string" calcext:value-type="string">
            <text:p>The second phase to synthesizing tryptophan itself from the 5-hydroxytryptophan intermediate would require adding ethanol and water, and letting sit for 30 days this time.</text:p>
          </table:table-cell>
          <table:table-cell office:value-type="string" calcext:value-type="string">
            <text:p>The second phase to synthesizing tryptophan itself from the 5-hydroxytryptophan intermediate would require adding ethanol and water , and letting sit for 30 days this time .</text:p>
          </table:table-cell>
          <table:table-cell table:number-columns-repeated="3" office:value-type="float" office:value="1" calcext:value-type="float">
            <text:p>1</text:p>
          </table:table-cell>
          <table:table-cell table:style-name="ce5" office:value-type="float" office:value="0" calcext:value-type="float">
            <text:p>0</text:p>
          </table:table-cell>
          <table:table-cell table:number-columns-repeated="1017"/>
        </table:table-row>
        <table:table-row table:style-name="ro5">
          <table:table-cell table:style-name="ce2" office:value-type="string" calcext:value-type="string">
            <text:p>The brain uses significantly less energy during sleep than <text:span text:style-name="T1">this</text:span> does when <text:span text:style-name="T1">awoke</text:span>, especially during non-REM sleep.</text:p>
          </table:table-cell>
          <table:table-cell table:style-name="ce2" office:value-type="string" calcext:value-type="string">
            <text:p>The brain uses significantly less energy during sleep than <text:span text:style-name="T2">it</text:span> does when <text:span text:style-name="T2">awake</text:span>, especially during non-REM sleep.</text:p>
          </table:table-cell>
          <table:table-cell office:value-type="string" calcext:value-type="string">
            <text:p>The brain uses significantly less energy during sleep than it does when awoke , especially during non-REM sleep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Conversely <text:span text:style-name="T1">he or she</text:span> can have difficulty waking up in the trough of the cycle.</text:p>
          </table:table-cell>
          <table:table-cell table:style-name="ce2" office:value-type="string" calcext:value-type="string">
            <text:p>Conversely <text:span text:style-name="T2">they</text:span> can have difficulty waking up in the trough of the cycle.</text:p>
          </table:table-cell>
          <table:table-cell office:value-type="string" calcext:value-type="string">
            <text:p>Conversely he or she can have difficulty waking up in the trough of the cycle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3">
          <table:table-cell table:style-name="ce2" office:value-type="string" calcext:value-type="string">
            <text:p>The human <text:span text:style-name="T1">physically organism</text:span> restores itself during sleep, healing itself and removing metabolic wastes which build during periods of activity</text:p>
          </table:table-cell>
          <table:table-cell table:style-name="ce2" office:value-type="string" calcext:value-type="string">
            <text:p>The human <text:span text:style-name="T2">organism physically</text:span> restores itself during sleep, healing itself and removing metabolic wastes which build <text:span text:style-name="T2">up</text:span> during periods of activity</text:p>
          </table:table-cell>
          <table:table-cell office:value-type="string" calcext:value-type="string">
            <text:p>The human physical organism restores itself during sleep , healing itself and removing metabolic wastes which build up during periods of activity</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Many of <text:span text:style-name="T1">Shakespeare</text:span> <text:span text:style-name="T1">play</text:span> were published in editions of varying quality and accuracy in his lifetime.</text:p>
          </table:table-cell>
          <table:table-cell table:style-name="ce2" office:value-type="string" calcext:value-type="string">
            <text:p>Many of <text:span text:style-name="T2">Shakespeare's</text:span> <text:span text:style-name="T2">plays</text:span> were published in editions of varying quality and accuracy in his lifetime.</text:p>
          </table:table-cell>
          <table:table-cell office:value-type="string" calcext:value-type="string">
            <text:p>Many of Shakespeare 's plays were published in editions of varying quality and accuracy in his lifetime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11">
          <table:table-cell table:style-name="ce2" office:value-type="string" calcext:value-type="string">
            <text:p>Throughout 20th and 21st <text:span text:style-name="T1">century</text:span>, Shakespeare's works have been continually adapted and rediscovered <text:span text:style-name="T1">with</text:span> new movements in scholarship and performance.</text:p>
          </table:table-cell>
          <table:table-cell table:style-name="ce2" office:value-type="string" calcext:value-type="string">
            <text:p>Throughout <text:span text:style-name="T2">the</text:span> 20th and 21st <text:span text:style-name="T2">centuries</text:span>, Shakespeare's works have been continually adapted and rediscovered <text:span text:style-name="T2">by</text:span> new movements in scholarship and performance.</text:p>
          </table:table-cell>
          <table:table-cell office:value-type="string" calcext:value-type="string">
            <text:p>Throughout the 20th and 21st century , Shakespeare 's works have been continually adapted and rediscovered with new movements in scholarship and performance .</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714285714285714" calcext:value-type="float">
            <text:p>0.714285714285714</text:p>
          </table:table-cell>
          <table:table-cell table:style-name="ce5" office:value-type="float" office:value="3" calcext:value-type="float">
            <text:p>3</text:p>
          </table:table-cell>
          <table:table-cell table:number-columns-repeated="1017"/>
        </table:table-row>
        <table:table-row table:style-name="ro4">
          <table:table-cell table:style-name="ce2" office:value-type="string" calcext:value-type="string">
            <text:p>It is not <text:span text:style-name="T1">so really</text:span> clear for which companies Shakespeare wrote <text:span text:style-name="T1">this</text:span> early plays.</text:p>
          </table:table-cell>
          <table:table-cell table:style-name="ce2" office:value-type="string" calcext:value-type="string">
            <text:p>It is not clear for which companies Shakespeare wrote <text:span text:style-name="T2">his</text:span> early plays.</text:p>
          </table:table-cell>
          <table:table-cell office:value-type="string" calcext:value-type="string">
            <text:p>It is not really clear for which company Shakespeare wrote these early plays .</text:p>
          </table:table-cell>
          <table:table-cell table:number-columns-repeated="3"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The Romantic poets attempted revive Shakespearean verse drama, though with <text:span text:style-name="T1">a</text:span> little success.</text:p>
          </table:table-cell>
          <table:table-cell table:style-name="ce2" office:value-type="string" calcext:value-type="string">
            <text:p>The Romantic poets attempted<text:span text:style-name="T2"> to</text:span> revive Shakespearean verse drama, though with little success.</text:p>
          </table:table-cell>
          <table:table-cell office:value-type="string" calcext:value-type="string">
            <text:p>The Romantic poets attempted to revive Shakespearean verse drama , though with little succes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Some commentators have seen this change <text:span text:style-name="T1">on</text:span> mood as evidence of <text:span text:style-name="T1">an</text:span> more serene view of life on Shakespeare's part, but it may merely reflect the theatrical fashion <text:span text:style-name="T1">on</text:span> the day.</text:p>
          </table:table-cell>
          <table:table-cell table:style-name="ce2" office:value-type="string" calcext:value-type="string">
            <text:p>Some commentators have seen this change <text:span text:style-name="T2">in</text:span> mood as evidence of <text:span text:style-name="T2">a</text:span> more serene view of life on Shakespeare's part, but it may merely reflect the theatrical fashion <text:span text:style-name="T2">of</text:span> the day.</text:p>
          </table:table-cell>
          <table:table-cell office:value-type="string" calcext:value-type="string">
            <text:p>Some commentators have seen this change in mood as evidence of a more serene view of life on Shakespeare 's part , but it may merely reflect the theatrical fashion of the day .</text:p>
          </table:table-cell>
          <table:table-cell table:number-columns-repeated="3"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0">
          <table:table-cell table:style-name="ce2" office:value-type="string" calcext:value-type="string">
            <text:p>In 1593 and 1594, when the <text:span text:style-name="T1">threatres</text:span> were closed because <text:span text:style-name="T1">by</text:span> plague, Shakespeare published two narrative poems on sexual themes, Venus and Adonis and The Rape of Lucrece.</text:p>
          </table:table-cell>
          <table:table-cell table:style-name="ce2" office:value-type="string" calcext:value-type="string">
            <text:p>In 1593 and 1594, when the <text:span text:style-name="T2">theatres</text:span> were closed because <text:span text:style-name="T2">of</text:span> plague, Shakespeare published two narrative poems on sexual themes, Venus and Adonis and The Rape of Lucrece.</text:p>
          </table:table-cell>
          <table:table-cell office:value-type="string" calcext:value-type="string">
            <text:p>In 1593 and 1594 , when the theatres were closed because of the plague , Shakespeare published two narrative poems on sexual themes , Venus and Adonis and The rape of Lucrece .</text:p>
          </table:table-cell>
          <table:table-cell office:value-type="float" office:value="0.5" calcext:value-type="float">
            <text:p>0.5</text:p>
          </table:table-cell>
          <table:table-cell office:value-type="float" office:value="1" calcext:value-type="float">
            <text:p>1</text:p>
          </table:table-cell>
          <table:table-cell office:value-type="float" office:value="0.555555555555556" calcext:value-type="float">
            <text:p>0.555555555555556</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This decision <text:span text:style-name="T1">are</text:span> based on the factors analyzed in <text:span text:style-name="T1">a</text:span> planning stage as well as where the product is in the product <text:span text:style-name="T1">live</text:span> cycle.</text:p>
          </table:table-cell>
          <table:table-cell table:style-name="ce2" office:value-type="string" calcext:value-type="string">
            <text:p>This decision <text:span text:style-name="T2">is</text:span> based on the factors analyzed in <text:span text:style-name="T2">the</text:span> planning stage as well as where the product is in the product <text:span text:style-name="T2">life</text:span> cycle.</text:p>
          </table:table-cell>
          <table:table-cell office:value-type="string" calcext:value-type="string">
            <text:p>This decision is based on the factors analyzed in the planning stage as well as where the product is in the product life cycle .</text:p>
          </table:table-cell>
          <table:table-cell table:number-columns-repeated="3"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5">
          <table:table-cell table:style-name="ce2" office:value-type="string" calcext:value-type="string">
            <text:p>To stimulate the growth of <text:span text:style-name="T1">sale</text:span>, use <text:span text:style-name="T1">for</text:span> advertising may be high, in <text:span text:style-name="T1">other</text:span> to <text:span text:style-name="T1">heightening</text:span> awareness of the product in question. </text:p>
          </table:table-cell>
          <table:table-cell table:style-name="ce2" office:value-type="string" calcext:value-type="string">
            <text:p>To stimulate the growth of <text:span text:style-name="T2">sales</text:span>, use <text:span text:style-name="T2">of</text:span> advertising may be high, in <text:span text:style-name="T2">order</text:span> to <text:span text:style-name="T2">heighten</text:span> awareness of the product in question. </text:p>
          </table:table-cell>
          <table:table-cell office:value-type="string" calcext:value-type="string">
            <text:p>To stimulate the growth of sales , the use of advertising may be high , in other to heightening awareness of the product in question .</text:p>
          </table:table-cell>
          <table:table-cell office:value-type="float" office:value="0.666666666666667" calcext:value-type="float">
            <text:p>0.666666666666667</text:p>
          </table:table-cell>
          <table:table-cell office:value-type="float" office:value="0.5" calcext:value-type="float">
            <text:p>0.5</text:p>
          </table:table-cell>
          <table:table-cell office:value-type="float" office:value="0.625" calcext:value-type="float">
            <text:p>0.625</text:p>
          </table:table-cell>
          <table:table-cell table:style-name="ce5" office:value-type="float" office:value="4" calcext:value-type="float">
            <text:p>4</text:p>
          </table:table-cell>
          <table:table-cell table:number-columns-repeated="1017"/>
        </table:table-row>
        <table:table-row table:style-name="ro10">
          <table:table-cell table:style-name="ce2" office:value-type="string" calcext:value-type="string">
            <text:p>Viral marketing can be greatly facilitated by social <text:span text:style-name="T1">medium</text:span> and if successful, allows key marketing messages and content in reaching large number of target <text:span text:style-name="T1">audience</text:span> within a short time frame.</text:p>
          </table:table-cell>
          <table:table-cell table:style-name="ce2" office:value-type="string" calcext:value-type="string">
            <text:p>Viral marketing can be greatly facilitated by social <text:span text:style-name="T2">media</text:span> and if successful, allows key marketing messages and content in reaching <text:span text:style-name="T2">a</text:span> large number of target <text:span text:style-name="T2">audiences</text:span> within a short time frame.</text:p>
          </table:table-cell>
          <table:table-cell office:value-type="string" calcext:value-type="string">
            <text:p>Viral marketing can be greatly facilitated by social medium and if successful , allows key marketing messages and content to reach large number of target audiences within a short time frame .</text:p>
          </table:table-cell>
          <table:table-cell office:value-type="float" office:value="0.5" calcext:value-type="float">
            <text:p>0.5</text:p>
          </table:table-cell>
          <table:table-cell office:value-type="float" office:value="0.333333333333333" calcext:value-type="float">
            <text:p>0.333333333333333</text:p>
          </table:table-cell>
          <table:table-cell office:value-type="float" office:value="0.454545454545455" calcext:value-type="float">
            <text:p>0.454545454545455</text:p>
          </table:table-cell>
          <table:table-cell table:style-name="ce5" office:value-type="float" office:value="3" calcext:value-type="float">
            <text:p>3</text:p>
          </table:table-cell>
          <table:table-cell table:number-columns-repeated="1017"/>
        </table:table-row>
        <table:table-row table:style-name="ro10">
          <table:table-cell table:style-name="ce2" office:value-type="string" calcext:value-type="string">
            <text:p>C2C marketing represents a market <text:span text:style-name="T1">envirnment</text:span> where one customer <text:span text:style-name="T1">purchase</text:span> goods from another customer using a third-party business or platform to facilitate the transaction.</text:p>
          </table:table-cell>
          <table:table-cell table:style-name="ce2" office:value-type="string" calcext:value-type="string">
            <text:p>C2C marketing represents a market <text:span text:style-name="T2">environment</text:span> where one customer <text:span text:style-name="T2">purchases</text:span> goods from another customer using a third-party business or platform to facilitate the transaction.</text:p>
          </table:table-cell>
          <table:table-cell office:value-type="string" calcext:value-type="string">
            <text:p>C2C marketing represents a market environment where one customer purchases goods from another customer using a third-party business or platform to facilitate the transaction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He concluded there are fourteen different types of cubics that cannot be reduced to <text:span text:style-name="T1">a</text:span> equation of a lesser degree.</text:p>
          </table:table-cell>
          <table:table-cell table:style-name="ce2" office:value-type="string" calcext:value-type="string">
            <text:p>He concluded <text:span text:style-name="T2">that</text:span> there are fourteen different types of cubics that cannot be reduced to <text:span text:style-name="T2">an</text:span> equation of a lesser degree.</text:p>
          </table:table-cell>
          <table:table-cell office:value-type="string" calcext:value-type="string">
            <text:p>He concluded there are fourteen different types of cubics that cannot be reduced to an equation of a lesser degree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I did not observe that he had any great belief <text:span text:style-name="T1">of</text:span> astrological predictions, nor <text:span text:style-name="T1">I have</text:span> seen or heard <text:span text:style-name="T1">from</text:span> any of the great scientists who had such belief.</text:p>
          </table:table-cell>
          <table:table-cell table:style-name="ce2" office:value-type="string" calcext:value-type="string">
            <text:p>I did not observe that he had any great belief <text:span text:style-name="T2">in</text:span> astrological predictions, nor <text:span text:style-name="T2">have I</text:span> seen or heard <text:span text:style-name="T2">of</text:span> any of the great scientists who had such belief.</text:p>
          </table:table-cell>
          <table:table-cell office:value-type="string" calcext:value-type="string">
            <text:p>I did not observe that he had any great belief in astrological predictions , nor have I seen or heard from any of the great scientists who had such beliefs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14">
          <table:table-cell table:style-name="ce2" office:value-type="string" calcext:value-type="string">
            <text:p>The premise of PMI is that the tools and <text:span text:style-name="T1">technique</text:span> of project management are common even among the <text:span text:style-name="T1">widespead</text:span> application of projects from the software industry to the construction industry.</text:p>
          </table:table-cell>
          <table:table-cell table:style-name="ce2" office:value-type="string" calcext:value-type="string">
            <text:p>The premise of PMI is that the tools and <text:span text:style-name="T2">techniques</text:span> of project management are common even among the <text:span text:style-name="T2">widespread</text:span> application of projects from the software industry to the construction industry.</text:p>
          </table:table-cell>
          <table:table-cell office:value-type="string" calcext:value-type="string">
            <text:p>The premise of PMI is that the tools and techniques of project management are common even among the widespread application of projects from the software industry to the construction industry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15">
          <table:table-cell table:style-name="ce3" office:value-type="string" calcext:value-type="string">
            <text:p><text:a xlink:href="https://en.wikipedia.org/wiki/Ballet" xlink:type="simple">Ballet is a collaboration art form.</text:a></text:p>
          </table:table-cell>
          <table:table-cell table:style-name="ce3" office:value-type="string" calcext:value-type="string">
            <text:p><text:a xlink:href="https://en.wikipedia.org/wiki/Ballet" xlink:type="simple">Ballet is a collaborative art form.</text:a></text:p>
          </table:table-cell>
          <table:table-cell office:value-type="string" calcext:value-type="string">
            <text:p>Ballet is a collaboration art form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6">
          <table:table-cell table:style-name="ce2" office:value-type="string" calcext:value-type="string">
            <text:p>The musical assistant <text:span text:style-name="T1">explain</text:span> developments <text:span text:style-name="T1">of</text:span> musical research and translates artistic ideas into programming languages.</text:p>
          </table:table-cell>
          <table:table-cell table:style-name="ce2" office:value-type="string" calcext:value-type="string">
            <text:p>The musical assistant <text:span text:style-name="T2">explains</text:span> developments <text:span text:style-name="T2">in</text:span> musical research and translates artistic ideas into programming languages.</text:p>
          </table:table-cell>
          <table:table-cell office:value-type="string" calcext:value-type="string">
            <text:p>The musical assistant explains developments of musical research and translates artistic ideas into programming languages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Examples of products created by <text:span text:style-name="T1">mean</text:span> of commons-based peer production include Linux, <text:span text:style-name="T1">an</text:span> computer operating system</text:p>
          </table:table-cell>
          <table:table-cell table:style-name="ce2" office:value-type="string" calcext:value-type="string">
            <text:p>Examples of products created by <text:span text:style-name="T2">means</text:span> of commons-based peer production include Linux, <text:span text:style-name="T2">a</text:span> computer operating system</text:p>
          </table:table-cell>
          <table:table-cell office:value-type="string" calcext:value-type="string">
            <text:p>Examples of products created by means of Commons-based peer production include Linux , a computer operating system</text:p>
          </table:table-cell>
          <table:table-cell office:value-type="float" office:value="0.666666666666667" calcext:value-type="float">
            <text:p>0.666666666666667</text:p>
          </table:table-cell>
          <table:table-cell office:value-type="float" office:value="1" calcext:value-type="float">
            <text:p>1</text:p>
          </table:table-cell>
          <table:table-cell office:value-type="float" office:value="0.714285714285714" calcext:value-type="float">
            <text:p>0.714285714285714</text:p>
          </table:table-cell>
          <table:table-cell table:style-name="ce5" office:value-type="float" office:value="2" calcext:value-type="float">
            <text:p>2</text:p>
          </table:table-cell>
          <table:table-cell table:number-columns-repeated="1017"/>
        </table:table-row>
        <table:table-row table:style-name="ro9">
          <table:table-cell table:style-name="ce2" office:value-type="string" calcext:value-type="string">
            <text:p>Wikipedia is <text:span text:style-name="T1">a</text:span> example of a collaborative editing project on a large scale, which can be both good and bad<text:span text:style-name="T1">, because</text:span> of the large contributions by the public, Wikipedia has one of the widest ranges of material in the world. </text:p>
          </table:table-cell>
          <table:table-cell table:style-name="ce2" office:value-type="string" calcext:value-type="string">
            <text:p>Wikipedia is <text:span text:style-name="T2">an</text:span> example of a collaborative editing project on a large scale, which can be both good and bad<text:span text:style-name="T2">. Because</text:span> of the large contributions by the public, Wikipedia has one of the widest ranges of material in the world. </text:p>
          </table:table-cell>
          <table:table-cell office:value-type="string" calcext:value-type="string">
            <text:p>Wikipedia is an example of a collaborative editing project on a large scale , which can be both good and bad . because of the large contributions by the public , Wikipedia has one of the widest ranges of material in the world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14">
          <table:table-cell table:style-name="ce2" office:value-type="string" calcext:value-type="string">
            <text:p>The typing might be organized by <text:span text:style-name="T1">divides</text:span> the writing into sub-tasks assigned to each group member, with the first part of the tasks done before the next parts, or <text:span text:style-name="T1">he or she</text:span> might work together on each <text:span text:style-name="T1">tasks</text:span>.</text:p>
          </table:table-cell>
          <table:table-cell table:style-name="ce2" office:value-type="string" calcext:value-type="string">
            <text:p>The typing might be organized by <text:span text:style-name="T2">dividing</text:span> the writing into sub-tasks assigned to each group member, with the first part of the tasks done before the next parts, or <text:span text:style-name="T2">they</text:span> might work together on each <text:span text:style-name="T2">task</text:span>.</text:p>
          </table:table-cell>
          <table:table-cell office:value-type="string" calcext:value-type="string">
            <text:p>The typing might be organized by divides the writing into sub-tasks assigned to each group member , with the first part of the task done before the next parts , or he or they might work together on each task .</text:p>
          </table:table-cell>
          <table:table-cell table:number-columns-repeated="3" office:value-type="float" office:value="0.333333333333333" calcext:value-type="float">
            <text:p>0.333333333333333</text:p>
          </table:table-cell>
          <table:table-cell table:style-name="ce5" office:value-type="float" office:value="3" calcext:value-type="float">
            <text:p>3</text:p>
          </table:table-cell>
          <table:table-cell table:number-columns-repeated="1017"/>
        </table:table-row>
        <table:table-row table:style-name="ro6">
          <table:table-cell table:style-name="ce2" office:value-type="string" calcext:value-type="string">
            <text:p>Such asynchronous contributions are very efficient in <text:span text:style-name="T1">the current </text:span>time, as group members need not <text:span text:style-name="T1">to</text:span> assemble order to work together.</text:p>
          </table:table-cell>
          <table:table-cell table:style-name="ce2" office:value-type="string" calcext:value-type="string">
            <text:p>Such asynchronous contributions are very efficient in time, as group members need not assemble <text:span text:style-name="T2">in</text:span> order to work together.</text:p>
          </table:table-cell>
          <table:table-cell office:value-type="string" calcext:value-type="string">
            <text:p>Such asynchronous contributions are very efficient at the current time , as group members need not need to assemble in order to work together .</text:p>
          </table:table-cell>
          <table:table-cell table:number-columns-repeated="3" office:value-type="float" office:value="0.333333333333333" calcext:value-type="float">
            <text:p>0.333333333333333</text:p>
          </table:table-cell>
          <table:table-cell table:style-name="ce5" office:value-type="float" office:value="3" calcext:value-type="float">
            <text:p>3</text:p>
          </table:table-cell>
          <table:table-cell table:number-columns-repeated="1017"/>
        </table:table-row>
        <table:table-row table:style-name="ro5">
          <table:table-cell table:style-name="ce2" office:value-type="string" calcext:value-type="string">
            <text:p><text:span text:style-name="T1">That</text:span> is increasing amount of research literature investigating how <text:span text:style-name="T1">a </text:span>collaborative writing can improve learning experiences.</text:p>
          </table:table-cell>
          <table:table-cell table:style-name="ce2" office:value-type="string" calcext:value-type="string">
            <text:p><text:span text:style-name="T2">There</text:span> is increasing amount of research literature investigating how collaborative writing can improve learning experiences.</text:p>
          </table:table-cell>
          <table:table-cell office:value-type="string" calcext:value-type="string">
            <text:p>There is an increasing amount of research literature investigating how collaborative writing can improve learning experiences .</text:p>
          </table:table-cell>
          <table:table-cell office:value-type="float" office:value="0.666666666666667" calcext:value-type="float">
            <text:p>0.666666666666667</text:p>
          </table:table-cell>
          <table:table-cell office:value-type="float" office:value="1" calcext:value-type="float">
            <text:p>1</text:p>
          </table:table-cell>
          <table:table-cell office:value-type="float" office:value="0.714285714285714" calcext:value-type="float">
            <text:p>0.714285714285714</text:p>
          </table:table-cell>
          <table:table-cell table:style-name="ce5" office:value-type="float" office:value="2" calcext:value-type="float">
            <text:p>2</text:p>
          </table:table-cell>
          <table:table-cell table:number-columns-repeated="1017"/>
        </table:table-row>
        <table:table-row table:style-name="ro9">
          <table:table-cell table:style-name="ce2" office:value-type="string" calcext:value-type="string">
            <text:p>At first, the designers of word processing systems <text:span text:style-name="T1">combines</text:span> existing technologies with emerging ones to develop stand-alone equipment, <text:span text:style-name="T1">created</text:span> a new business distinct <text:span text:style-name="T1">to</text:span> the emerging world of the <text:span text:style-name="T1">personally</text:span> computer.</text:p>
          </table:table-cell>
          <table:table-cell table:style-name="ce2" office:value-type="string" calcext:value-type="string">
            <text:p>At first, the designers of word processing systems <text:span text:style-name="T2">combined</text:span> existing technologies with emerging ones to develop stand-alone equipment, <text:span text:style-name="T2">creating</text:span> a new business distinct <text:span text:style-name="T2">from</text:span> the emerging world of the <text:span text:style-name="T2">personal</text:span> computer.</text:p>
          </table:table-cell>
          <table:table-cell office:value-type="string" calcext:value-type="string">
            <text:p>At first , the designers of word processing systems combine existing technologies with emerging ones to develop stand-alone equipment , creating a new business distinct to the emerging world of the personally computer .</text:p>
          </table:table-cell>
          <table:table-cell office:value-type="float" office:value="0.5" calcext:value-type="float">
            <text:p>0.5</text:p>
          </table:table-cell>
          <table:table-cell office:value-type="float" office:value="0.25" calcext:value-type="float">
            <text:p>0.25</text:p>
          </table:table-cell>
          <table:table-cell office:value-type="float" office:value="0.416666666666667" calcext:value-type="float">
            <text:p>0.416666666666667</text:p>
          </table:table-cell>
          <table:table-cell table:style-name="ce5" office:value-type="float" office:value="4" calcext:value-type="float">
            <text:p>4</text:p>
          </table:table-cell>
          <table:table-cell table:number-columns-repeated="1017"/>
        </table:table-row>
        <table:table-row table:style-name="ro12">
          <table:table-cell table:style-name="ce2" office:value-type="string" calcext:value-type="string">
            <text:p>Word processors <text:span text:style-name="T1">do</text:span> not develop out computer <text:span text:style-name="T1">technolology</text:span>.</text:p>
          </table:table-cell>
          <table:table-cell table:style-name="ce2" office:value-type="string" calcext:value-type="string">
            <text:p>Word processors <text:span text:style-name="T2">did</text:span> not develop out <text:span text:style-name="T2">of</text:span> computer <text:span text:style-name="T2">technology</text:span>.</text:p>
          </table:table-cell>
          <table:table-cell office:value-type="string" calcext:value-type="string">
            <text:p>Word processors do not develop out of computer technology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1">
          <table:table-cell table:style-name="ce2" office:value-type="string" calcext:value-type="string">
            <text:p>Word processing systems would create <text:span text:style-name="T1">a lot</text:span> much more complex and capable text were developed and prices began to fall, making them more accessible to the public.</text:p>
          </table:table-cell>
          <table:table-cell table:style-name="ce2" office:value-type="string" calcext:value-type="string">
            <text:p>Word processing systems <text:span text:style-name="T2">that</text:span> would create much more complex and capable text were developed and prices began to fall, making them more accessible to the public.</text:p>
          </table:table-cell>
          <table:table-cell office:value-type="string" calcext:value-type="string">
            <text:p>Word processing systems that would create a lot much more complex and capable text were developed and prices began to fall , making them more accessible to the public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A demand for new and interesting fonts, which can be found <text:span text:style-name="T1">the</text:span> free of copyright restrictions, or commissioned from font designers, occurred. </text:p>
          </table:table-cell>
          <table:table-cell table:style-name="ce2" office:value-type="string" calcext:value-type="string">
            <text:p>A demand for new and interesting fonts, which can be found free of copyright restrictions, or commissioned from font designers, occurred. </text:p>
          </table:table-cell>
          <table:table-cell office:value-type="string" calcext:value-type="string">
            <text:p>A demand for new and interesting fonts , which can be found free of copyright restrictions , or commissioned from font designers , occurred .</text:p>
          </table:table-cell>
          <table:table-cell table:number-columns-repeated="3" office:value-type="float" office:value="1" calcext:value-type="float">
            <text:p>1</text:p>
          </table:table-cell>
          <table:table-cell table:style-name="ce5" office:value-type="float" office:value="1" calcext:value-type="float">
            <text:p>1</text:p>
          </table:table-cell>
          <table:table-cell table:number-columns-repeated="1017"/>
        </table:table-row>
        <table:table-row table:style-name="ro7">
          <table:table-cell table:style-name="ce2" office:value-type="string" calcext:value-type="string">
            <text:p>Five of these <text:span text:style-name="T1">amphora</text:span> were designated as originating from the <text:span text:style-name="T1">king</text:span> personal estate, with the sixth from the estate of the royal house of Aten.</text:p>
          </table:table-cell>
          <table:table-cell table:style-name="ce2" office:value-type="string" calcext:value-type="string">
            <text:p>Five of these <text:span text:style-name="T2">amphoras</text:span> were designated as originating from the <text:span text:style-name="T2">king's</text:span> personal estate, with the sixth from the estate of the royal house of Aten.</text:p>
          </table:table-cell>
          <table:table-cell office:value-type="string" calcext:value-type="string">
            <text:p>Five of these amphora were designated as originating from the king 's personal estate , with the sixth from the estate of the royal house of Aten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Both of <text:span text:style-name="T1">it</text:span> regions eventually evolved into American wine's oldest and largest wine <text:span text:style-name="T1">producrs</text:span> respectively.</text:p>
          </table:table-cell>
          <table:table-cell table:style-name="ce2" office:value-type="string" calcext:value-type="string">
            <text:p>Both of <text:span text:style-name="T2">these</text:span> regions eventually evolved into American wine's oldest and largest wine <text:span text:style-name="T2">producers</text:span> respectively.</text:p>
          </table:table-cell>
          <table:table-cell office:value-type="string" calcext:value-type="string">
            <text:p>Both of these regions eventually evolved into American wine 's oldest and largest wine products respectively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Wine <text:span text:style-name="T1">must</text:span> also be made from other species of grape or from hybrids, created by the <text:span text:style-name="T1">genetical</text:span> crossing of two species.</text:p>
          </table:table-cell>
          <table:table-cell table:style-name="ce2" office:value-type="string" calcext:value-type="string">
            <text:p>Wine <text:span text:style-name="T2">can</text:span> also be made from other species of grape or from hybrids, created by the <text:span text:style-name="T2">genetic</text:span> crossing of two species.</text:p>
          </table:table-cell>
          <table:table-cell office:value-type="string" calcext:value-type="string">
            <text:p>Wine must also be made from other species of grape or from hybrids , created by the genetical crossing of two species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5">
          <table:table-cell table:number-columns-repeated="2" table:style-name="ce2" office:value-type="string" calcext:value-type="string">
            <text:p>Some blended wine names are marketing terms whose use is governed by trademark law rather than by specific wine laws.</text:p>
          </table:table-cell>
          <table:table-cell office:value-type="string" calcext:value-type="string">
            <text:p>Some blended wine names are marketing terms whose use is governed by trademark law rather than by specific wine laws .</text:p>
          </table:table-cell>
          <table:table-cell table:number-columns-repeated="3" office:value-type="float" office:value="1" calcext:value-type="float">
            <text:p>1</text:p>
          </table:table-cell>
          <table:table-cell table:style-name="ce5" office:value-type="float" office:value="0" calcext:value-type="float">
            <text:p>0</text:p>
          </table:table-cell>
          <table:table-cell table:number-columns-repeated="1017"/>
        </table:table-row>
        <table:table-row table:style-name="ro3">
          <table:table-cell table:style-name="ce2" office:value-type="string" calcext:value-type="string">
            <text:p>Western cultures are associated <text:span text:style-name="T1">width</text:span> auditory experiences concerning religious content, frequently related <text:span text:style-name="T1">for</text:span> sin.</text:p>
          </table:table-cell>
          <table:table-cell table:style-name="ce2" office:value-type="string" calcext:value-type="string">
            <text:p>Western cultures are associated <text:span text:style-name="T2">with</text:span> auditory experiences concerning religious content, frequently related <text:span text:style-name="T2">to</text:span> sin.</text:p>
          </table:table-cell>
          <table:table-cell office:value-type="string" calcext:value-type="string">
            <text:p>Western cultures are associated with auditory experiences concerning religious content , frequently related to sin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text:span text:style-name="T1">An </text:span>delusion is commonly defined as an unrelenting sense of certainty maintained despite <text:span text:style-name="T1">of </text:span>strong <text:span text:style-name="T1">contradictroy</text:span> evidence.</text:p>
          </table:table-cell>
          <table:table-cell table:style-name="ce2" office:value-type="string" calcext:value-type="string">
            <text:p><text:span text:style-name="T2">A </text:span>delusion is commonly defined as an unrelenting sense of certainty maintained despite strong <text:span text:style-name="T2">contradictory</text:span> evidence.</text:p>
          </table:table-cell>
          <table:table-cell office:value-type="string" calcext:value-type="string">
            <text:p>A delusion is commonly defined as an unrelenting sense of certainty maintained despite of strong contradictory evidence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5">
          <table:table-cell table:style-name="ce2" office:value-type="string" calcext:value-type="string">
            <text:p><text:span text:style-name="T1">A</text:span> other type of catatonia is more of an outward presentation of the profoundly agitated state described <text:span text:style-name="T1">from</text:span> above.</text:p>
          </table:table-cell>
          <table:table-cell table:style-name="ce2" office:value-type="string" calcext:value-type="string">
            <text:p>The other type of catatonia is more of an outward presentation of the profoundly agitated state described above.</text:p>
          </table:table-cell>
          <table:table-cell office:value-type="string" calcext:value-type="string">
            <text:p>Another type of catatonia is more of an outward presentation of the profoundly agitated state described above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It involves excessive and purposeless motor behaviour, as well as extreme mental preoccupation that prevents an intact <text:span text:style-name="T1">experiences</text:span> of reality.</text:p>
          </table:table-cell>
          <table:table-cell table:style-name="ce2" office:value-type="string" calcext:value-type="string">
            <text:p>It involves excessive and purposeless motor behaviour, as well as extreme mental preoccupation that prevents an intact <text:span text:style-name="T2">experience</text:span> of reality.</text:p>
          </table:table-cell>
          <table:table-cell office:value-type="string" calcext:value-type="string">
            <text:p>It involves excessive and purposeless motor behaviour , as well as extreme mental preoccupation that prevents an intact experience of reality .</text:p>
          </table:table-cell>
          <table:table-cell table:number-columns-repeated="3" office:value-type="float" office:value="1" calcext:value-type="float">
            <text:p>1</text:p>
          </table:table-cell>
          <table:table-cell table:style-name="ce5" office:value-type="float" office:value="1" calcext:value-type="float">
            <text:p>1</text:p>
          </table:table-cell>
          <table:table-cell table:number-columns-repeated="1017"/>
        </table:table-row>
        <table:table-row table:style-name="ro3">
          <table:table-cell table:style-name="ce2" office:value-type="string" calcext:value-type="string">
            <text:p>Alogia <text:span text:style-name="T1">are</text:span> characterized by a lack of speech, often <text:span text:style-name="T1">causing</text:span> by <text:span text:style-name="T1">an</text:span> disruption <text:span text:style-name="T1">of</text:span> the <text:span text:style-name="T1">throught</text:span> process.</text:p>
          </table:table-cell>
          <table:table-cell table:style-name="ce2" office:value-type="string" calcext:value-type="string">
            <text:p>Alogia <text:span text:style-name="T2">is</text:span> characterized by a lack of speech, often <text:span text:style-name="T2">caused</text:span> by <text:span text:style-name="T2">a</text:span> disruption <text:span text:style-name="T2">in</text:span> the <text:span text:style-name="T2">thought</text:span> process.</text:p>
          </table:table-cell>
          <table:table-cell office:value-type="string" calcext:value-type="string">
            <text:p>Alogia is characterized by a lack of speech , often caused by a disruption of the through process .</text:p>
          </table:table-cell>
          <table:table-cell office:value-type="float" office:value="0.75" calcext:value-type="float">
            <text:p>0.75</text:p>
          </table:table-cell>
          <table:table-cell office:value-type="float" office:value="0.6" calcext:value-type="float">
            <text:p>0.6</text:p>
          </table:table-cell>
          <table:table-cell office:value-type="float" office:value="0.714285714285714" calcext:value-type="float">
            <text:p>0.714285714285714</text:p>
          </table:table-cell>
          <table:table-cell table:style-name="ce5" office:value-type="float" office:value="5" calcext:value-type="float">
            <text:p>5</text:p>
          </table:table-cell>
          <table:table-cell table:number-columns-repeated="1017"/>
        </table:table-row>
        <table:table-row table:style-name="ro3">
          <table:table-cell table:style-name="ce2" office:value-type="string" calcext:value-type="string">
            <text:p>Apart <text:span text:style-name="T1">with</text:span> the <text:span text:style-name="T1">lacks</text:span> of content in a reply, the manner in which the person <text:span text:style-name="T1">delivered</text:span> the reply is affected as well.</text:p>
          </table:table-cell>
          <table:table-cell table:style-name="ce2" office:value-type="string" calcext:value-type="string">
            <text:p>Apart <text:span text:style-name="T2">from</text:span> the <text:span text:style-name="T2">lack</text:span> of content in a reply, the manner in which the person <text:span text:style-name="T2">delivers</text:span> the reply is affected as well.</text:p>
          </table:table-cell>
          <table:table-cell office:value-type="string" calcext:value-type="string">
            <text:p>Apart from the lack of content in a reply , the manner in which the person delivered the reply is affected as well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4">
          <table:table-cell table:style-name="ce2" office:value-type="string" calcext:value-type="string">
            <text:p>Studies have <text:span text:style-name="T1">showed</text:span> a correlation between alogic ratings in individuals and amount and duration of pauses in <text:span text:style-name="T1">they</text:span> speech when responding to a series of questions posed <text:span text:style-name="T1">from</text:span> the researcher.</text:p>
          </table:table-cell>
          <table:table-cell table:style-name="ce2" office:value-type="string" calcext:value-type="string">
            <text:p>Studies have <text:span text:style-name="T2">shown</text:span> a correlation between alogic ratings in individuals and <text:span text:style-name="T2">the</text:span> amount and duration of pauses in <text:span text:style-name="T2">their</text:span> speech when responding to a series of questions posed <text:span text:style-name="T2">by</text:span> the researcher.</text:p>
          </table:table-cell>
          <table:table-cell office:value-type="string" calcext:value-type="string">
            <text:p>Studies have showed a correlation betweenogic ratings in individuals and the amount and duration of pauses in their speech when responding to a series of questions posed by the researcher .</text:p>
          </table:table-cell>
          <table:table-cell table:number-columns-repeated="3" office:value-type="float" office:value="0.75" calcext:value-type="float">
            <text:p>0.75</text:p>
          </table:table-cell>
          <table:table-cell table:style-name="ce5" office:value-type="float" office:value="4" calcext:value-type="float">
            <text:p>4</text:p>
          </table:table-cell>
          <table:table-cell table:number-columns-repeated="1017"/>
        </table:table-row>
        <table:table-row table:style-name="ro5">
          <table:table-cell table:style-name="ce2" office:value-type="string" calcext:value-type="string">
            <text:p><text:span text:style-name="T1">Spech</text:span> vague, conveys little information, but is not grossly incoherent and the amount of speech is not reduced.</text:p>
          </table:table-cell>
          <table:table-cell table:style-name="ce2" office:value-type="string" calcext:value-type="string">
            <text:p><text:span text:style-name="T2">Speech</text:span> <text:span text:style-name="T2">is</text:span> vague, conveys little information, but is not grossly incoherent and the amount of speech is not reduced.</text:p>
          </table:table-cell>
          <table:table-cell office:value-type="string" calcext:value-type="string">
            <text:p>Spech vague , conveys little information , but is not grossly incoherent and the amount of speech is not reduced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14">
          <table:table-cell table:style-name="ce2" office:value-type="string" calcext:value-type="string">
            <text:p><text:span text:style-name="T1">They</text:span> was found self-esteem is related to the connectivity of frontostriatal circuits, suggesting that feelings of self-worth may emerge from neural systems which integrate information about the self with positive affect and reward.</text:p>
          </table:table-cell>
          <table:table-cell table:style-name="ce2" office:value-type="string" calcext:value-type="string">
            <text:p><text:span text:style-name="T2">It </text:span>was found <text:span text:style-name="T2">that</text:span> self-esteem is related to the connectivity of frontostriatal circuits, suggesting that feelings of self-worth may emerge from neural systems which integrate information about the self with positive affect and reward.</text:p>
          </table:table-cell>
          <table:table-cell office:value-type="string" calcext:value-type="string">
            <text:p>They found that self-esteem is related to the connectivity of frontostriatal circuits , suggesting that feelings of self-worth may emerge from neural systems which integrate information about the self with positive affect and reward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16">
          <table:table-cell table:style-name="ce2" office:value-type="string" calcext:value-type="string">
            <text:p>This circuit is important executive functions including complex problem solving, learning new information, planning ahead, recalling remote memories, responding with appropriate behavior, and chronological ordering of <text:span text:style-name="T1">event</text:span>.</text:p>
          </table:table-cell>
          <table:table-cell table:style-name="ce2" office:value-type="string" calcext:value-type="string">
            <text:p>This circuit is important <text:span text:style-name="T2">in</text:span> executive functions including complex problem solving, learning new information, planning ahead, recalling remote memories, responding with appropriate behavior, and chronological ordering of <text:span text:style-name="T2">events</text:span>.</text:p>
          </table:table-cell>
          <table:table-cell office:value-type="string" calcext:value-type="string">
            <text:p>This circuit is important executive functions including complex problem solving , learning new information , planning ahead , recalling remote memories , responding with appropriate behavior , and chronological ordering of events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12">
          <table:table-cell table:style-name="ce2" office:value-type="string" calcext:value-type="string">
            <text:p>These five circuits share <text:span text:style-name="T1">the</text:span> same anatomical structures.</text:p>
          </table:table-cell>
          <table:table-cell table:style-name="ce2" office:value-type="string" calcext:value-type="string">
            <text:p>These five circuits share same anatomical structures.</text:p>
          </table:table-cell>
          <table:table-cell office:value-type="string" calcext:value-type="string">
            <text:p>These five circuits share the same anatomical structures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5">
          <table:table-cell table:style-name="ce2" office:value-type="string" calcext:value-type="string">
            <text:p>Also, <text:span text:style-name="T1">there're</text:span> open connections to these circuits integrating <text:span text:style-name="T1">informatin</text:span> from other areas of the brain.</text:p>
          </table:table-cell>
          <table:table-cell table:style-name="ce2" office:value-type="string" calcext:value-type="string">
            <text:p>Also, <text:span text:style-name="T2">there are</text:span> open connections to these circuits integrating <text:span text:style-name="T2">information</text:span> from other areas of the brain.</text:p>
          </table:table-cell>
          <table:table-cell office:value-type="string" calcext:value-type="string">
            <text:p>Also , there are open connections to these circuits integrating informationati from other areas of the brain .</text:p>
          </table:table-cell>
          <table:table-cell table:number-columns-repeated="3" office:value-type="float" office:value="0.5" calcext:value-type="float">
            <text:p>0.5</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Respect from others was believed to be more fragile and<text:span text:style-name="T1"> lost easily</text:span> than inner self-esteem.</text:p>
          </table:table-cell>
          <table:table-cell table:style-name="ce2" office:value-type="string" calcext:value-type="string">
            <text:p>Respect from others was believed to be more fragile and <text:span text:style-name="T2">easily lost</text:span> than inner self-esteem.</text:p>
          </table:table-cell>
          <table:table-cell office:value-type="string" calcext:value-type="string">
            <text:p>Respect from others was believed to be more fragile and lost easily than inner self-esteem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5">
          <table:table-cell table:style-name="ce2" office:value-type="string" calcext:value-type="string">
            <text:p>Modern theories of self-esteem explore the reasons humans <text:span text:style-name="T1">were</text:span> motivated to maintain a high regard for <text:span text:style-name="T1">they</text:span>.</text:p>
          </table:table-cell>
          <table:table-cell table:style-name="ce2" office:value-type="string" calcext:value-type="string">
            <text:p>Modern theories of self-esteem explore the reasons humans <text:span text:style-name="T2">are</text:span> motivated to maintain a high regard for <text:span text:style-name="T2">themselves</text:span>.</text:p>
          </table:table-cell>
          <table:table-cell office:value-type="string" calcext:value-type="string">
            <text:p>Modern theories of self-esteem explore the reasons humans are motivated to maintain a high regard for themselve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According <text:span text:style-name="T1">with</text:span> Terror Management Theory, self-esteem serves a protective function and <text:span text:style-name="T1">reduce</text:span> anxiety about life and death.</text:p>
          </table:table-cell>
          <table:table-cell table:style-name="ce2" office:value-type="string" calcext:value-type="string">
            <text:p>According <text:span text:style-name="T2">to</text:span> Terror Management Theory, self-esteem serves a protective function and <text:span text:style-name="T2">reduces</text:span> anxiety about life and death.</text:p>
          </table:table-cell>
          <table:table-cell office:value-type="string" calcext:value-type="string">
            <text:p>According to Terror Management Theory , self-esteem serves a protective function and reduces anxiety about life and death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4">
          <table:table-cell table:style-name="ce2" office:value-type="string" calcext:value-type="string">
            <text:p>Thus, it affects the way we are and acts in world and the way we are related to everybody else.</text:p>
          </table:table-cell>
          <table:table-cell table:style-name="ce2" office:value-type="string" calcext:value-type="string">
            <text:p>Thus, it affects the way we are and acts in <text:span text:style-name="T2">the</text:span> world and the way we are related to everybody else.</text:p>
          </table:table-cell>
          <table:table-cell office:value-type="string" calcext:value-type="string">
            <text:p>Thus , it affects the way we are and act in the world and the way we are related to everybody else .</text:p>
          </table:table-cell>
          <table:table-cell office:value-type="float" office:value="0.5" calcext:value-type="float">
            <text:p>0.5</text:p>
          </table:table-cell>
          <table:table-cell office:value-type="float" office:value="1" calcext:value-type="float">
            <text:p>1</text:p>
          </table:table-cell>
          <table:table-cell office:value-type="float" office:value="0.555555555555556" calcext:value-type="float">
            <text:p>0.555555555555556</text:p>
          </table:table-cell>
          <table:table-cell table:style-name="ce5" office:value-type="float" office:value="1" calcext:value-type="float">
            <text:p>1</text:p>
          </table:table-cell>
          <table:table-cell table:number-columns-repeated="1017"/>
        </table:table-row>
        <table:table-row table:style-name="ro17">
          <table:table-cell table:style-name="ce2" office:value-type="string" calcext:value-type="string">
            <text:p>Experiences in a <text:span text:style-name="T1">person</text:span> life are a major source of how <text:span text:style-name="T1">would that be the </text:span>self-esteem develops.</text:p>
          </table:table-cell>
          <table:table-cell table:style-name="ce2" office:value-type="string" calcext:value-type="string">
            <text:p>Experiences in a <text:span text:style-name="T2">person's</text:span> life are a major source of how self-esteem develops.</text:p>
          </table:table-cell>
          <table:table-cell office:value-type="string" calcext:value-type="string">
            <text:p>Experiences in a person 's life are a major source of how self-esteem develop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11">
          <table:table-cell table:style-name="ce2" office:value-type="string" calcext:value-type="string">
            <text:p>In the early years of a child's <text:span text:style-name="T1">lives</text:span>, parents have a significant influence on self-esteem and can be considered the main source <text:span text:style-name="T1">from</text:span> positive and negative experiences a <text:span text:style-name="T1">children</text:span> will have.</text:p>
          </table:table-cell>
          <table:table-cell table:style-name="ce2" office:value-type="string" calcext:value-type="string">
            <text:p>In the early years of a child's <text:span text:style-name="T2">life</text:span>, parents have a significant influence on self-esteem and can be considered the main source <text:span text:style-name="T2">of</text:span> positive and negative experiences a <text:span text:style-name="T2">child</text:span> will have.</text:p>
          </table:table-cell>
          <table:table-cell office:value-type="string" calcext:value-type="string">
            <text:p>In the early years of a child 's life , parents have a significant influence on self-esteem and can be considered the main source of positive and negative experiences a child will have .</text:p>
          </table:table-cell>
          <table:table-cell table:number-columns-repeated="3"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3">
          <table:table-cell table:style-name="ce2" office:value-type="string" calcext:value-type="string">
            <text:p>A decrease is <text:span text:style-name="T1">being</text:span> seen from middle age to old age with varying findings on <text:span text:style-name="T1">they</text:span> is a small or large decrease.</text:p>
          </table:table-cell>
          <table:table-cell table:style-name="ce2" office:value-type="string" calcext:value-type="string">
            <text:p>A decrease is seen from middle age to old age with varying findings on <text:span text:style-name="T2">if</text:span> <text:span text:style-name="T2">it</text:span> is a small or large decrease.</text:p>
          </table:table-cell>
          <table:table-cell office:value-type="string" calcext:value-type="string">
            <text:p>A decrease is being seen from middle age to old age with varying findings it is a small or large decrease .</text:p>
          </table:table-cell>
          <table:table-cell office:value-type="float" office:value="0.5" calcext:value-type="float">
            <text:p>0.5</text:p>
          </table:table-cell>
          <table:table-cell office:value-type="float" office:value="0.333333333333333" calcext:value-type="float">
            <text:p>0.333333333333333</text:p>
          </table:table-cell>
          <table:table-cell office:value-type="float" office:value="0.454545454545455" calcext:value-type="float">
            <text:p>0.454545454545455</text:p>
          </table:table-cell>
          <table:table-cell table:style-name="ce5" office:value-type="float" office:value="3" calcext:value-type="float">
            <text:p>3</text:p>
          </table:table-cell>
          <table:table-cell table:number-columns-repeated="1017"/>
        </table:table-row>
        <table:table-row table:style-name="ro9">
          <table:table-cell table:style-name="ce2" office:value-type="string" calcext:value-type="string">
            <text:p>Multiple cohort studies show there is not <text:span text:style-name="T1">an</text:span> difference in the life-span trajectory of self-esteem between generations due to societal changes such grade inflation in education or the presence of social media.</text:p>
          </table:table-cell>
          <table:table-cell table:style-name="ce2" office:value-type="string" calcext:value-type="string">
            <text:p>Multiple cohort studies show <text:span text:style-name="T2">that</text:span> there is not <text:span text:style-name="T2">a</text:span> difference in the life-span trajectory of self-esteem between generations due to societal changes such <text:span text:style-name="T2">as</text:span> grade inflation in education or the presence of social media.</text:p>
          </table:table-cell>
          <table:table-cell office:value-type="string" calcext:value-type="string">
            <text:p>Multiple cohort studies show there is not a difference in the life-span trajectory of self-esteem between generations due to societal changes such as grade inflation in education or the presence of social media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1">
          <table:table-cell table:style-name="ce2" office:value-type="string" calcext:value-type="string">
            <text:p>Families with higher and expendable income can <text:span text:style-name="T1">acumulate</text:span> wealth and focus <text:span text:style-name="T1">in</text:span> meeting immediate needs while being able to consume and enjoy luxuries and weather crises.</text:p>
          </table:table-cell>
          <table:table-cell table:style-name="ce2" office:value-type="string" calcext:value-type="string">
            <text:p>Families with higher and expendable income can <text:span text:style-name="T2">accumulate</text:span> wealth and focus <text:span text:style-name="T2">on</text:span> meeting immediate needs while being able to consume and enjoy luxuries and weather crises.</text:p>
          </table:table-cell>
          <table:table-cell office:value-type="string" calcext:value-type="string">
            <text:p>Families with higher and expendable income can accumulate wealth and focus on meeting immediate needs while being able to consume and enjoy luxuries and weather crise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These types of discrimination feed into the <text:span text:style-name="T1">some</text:span> other reasons why African Americans <text:span text:style-name="T1">ends</text:span> up <text:span text:style-name="T1">have</text:span> different starting points and therefore fewer assets.</text:p>
          </table:table-cell>
          <table:table-cell table:style-name="ce2" office:value-type="string" calcext:value-type="string">
            <text:p>These types of discrimination feed into the other reasons why African Americans <text:span text:style-name="T2">end</text:span> up <text:span text:style-name="T2">having</text:span> different starting points and therefore fewer assets.</text:p>
          </table:table-cell>
          <table:table-cell office:value-type="string" calcext:value-type="string">
            <text:p>These types of discrimination feed into some other reasons why African Americans end up having different starting points and therefore fewer assets .</text:p>
          </table:table-cell>
          <table:table-cell table:number-columns-repeated="3" office:value-type="float" office:value="0.666666666666667" calcext:value-type="float">
            <text:p>0.666666666666667</text:p>
          </table:table-cell>
          <table:table-cell table:style-name="ce5" office:value-type="float" office:value="3" calcext:value-type="float">
            <text:p>3</text:p>
          </table:table-cell>
          <table:table-cell table:number-columns-repeated="1017"/>
        </table:table-row>
        <table:table-row table:style-name="ro10">
          <table:table-cell table:style-name="ce2" office:value-type="string" calcext:value-type="string">
            <text:p>Parents with <text:span text:style-name="T1">an</text:span> low socioeconomic status cannot afford <text:span text:style-name="T1">to</text:span> many of the health care resources which <text:span text:style-name="T1">be</text:span> the reason that their children may have a more advanced illness because of the lack of treatment.</text:p>
          </table:table-cell>
          <table:table-cell table:style-name="ce2" office:value-type="string" calcext:value-type="string">
            <text:p>Parents with <text:span text:style-name="T2">a</text:span> low socioeconomic status cannot afford many of the health care resources which <text:span text:style-name="T2">is</text:span> the reason that their children may have a more advanced illness because of the lack of treatment.</text:p>
          </table:table-cell>
          <table:table-cell office:value-type="string" calcext:value-type="string">
            <text:p>Parents with a low socioeconomic status cannot afford many of the health care resources which may be the reason that their children may have more advanced illnesses because of the lack of treatment .</text:p>
          </table:table-cell>
          <table:table-cell office:value-type="float" office:value="0.5" calcext:value-type="float">
            <text:p>0.5</text:p>
          </table:table-cell>
          <table:table-cell office:value-type="float" office:value="0.666666666666667" calcext:value-type="float">
            <text:p>0.666666666666667</text:p>
          </table:table-cell>
          <table:table-cell office:value-type="float" office:value="0.526315789473684" calcext:value-type="float">
            <text:p>0.526315789473684</text:p>
          </table:table-cell>
          <table:table-cell table:style-name="ce5" office:value-type="float" office:value="3" calcext:value-type="float">
            <text:p>3</text:p>
          </table:table-cell>
          <table:table-cell table:number-columns-repeated="1017"/>
        </table:table-row>
        <table:table-row table:style-name="ro14">
          <table:table-cell table:style-name="ce2" office:value-type="string" calcext:value-type="string">
            <text:p>This <text:span text:style-name="T1">would</text:span> lead to greater feelings of <text:span text:style-name="T1">independent</text:span>, making individuals of high SES less inclined to gain rapport with conversational partners because they are less likely to need their assistance in future.</text:p>
          </table:table-cell>
          <table:table-cell table:style-name="ce2" office:value-type="string" calcext:value-type="string">
            <text:p>This <text:span text:style-name="T2">may</text:span> lead to greater feelings of <text:span text:style-name="T2">independence</text:span>, making individuals of high SES less inclined to gain rapport with conversational partners because they are less likely to need their assistance in <text:span text:style-name="T2">the</text:span> future.</text:p>
          </table:table-cell>
          <table:table-cell office:value-type="string" calcext:value-type="string">
            <text:p>This would lead to greater feelings of independence , making individuals of high SES less inclined to gain rapport with conversational partners because they are less likely to need their assistance in future .</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714285714285714" calcext:value-type="float">
            <text:p>0.714285714285714</text:p>
          </table:table-cell>
          <table:table-cell table:style-name="ce5" office:value-type="float" office:value="3" calcext:value-type="float">
            <text:p>3</text:p>
          </table:table-cell>
          <table:table-cell table:number-columns-repeated="1017"/>
        </table:table-row>
        <table:table-row table:style-name="ro10">
          <table:table-cell table:style-name="ce2" office:value-type="string" calcext:value-type="string">
            <text:p><text:span text:style-name="T1">On</text:span> contrast, increasing rates of obesity <text:span text:style-name="T1">in</text:span> a societal level are felt to be due to an easily accessible and palatable diet, increased reliance <text:span text:style-name="T1">of</text:span> cars, and mechanized manufacturing.</text:p>
          </table:table-cell>
          <table:table-cell table:style-name="ce2" office:value-type="string" calcext:value-type="string">
            <text:p><text:span text:style-name="T2">In</text:span> contrast, increasing rates of obesity <text:span text:style-name="T2">at</text:span> a societal level are felt to be due to an easily accessible and palatable diet, increased reliance <text:span text:style-name="T2">on</text:span> cars, and mechanized manufacturing.</text:p>
          </table:table-cell>
          <table:table-cell office:value-type="string" calcext:value-type="string">
            <text:p>In contrast , increasing rates of obesity at a societal level are felt to be due to an easily accessible and palatable diet , increased reliance on cars , and mechanized manufacturing .</text:p>
          </table:table-cell>
          <table:table-cell table:number-columns-repeated="3"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3">
          <table:table-cell table:style-name="ce2" office:value-type="string" calcext:value-type="string">
            <text:p>During the same period, an increase occurred <text:span text:style-name="T1">on</text:span> the average amount of food energy <text:span text:style-name="T1">consume</text:span>.</text:p>
          </table:table-cell>
          <table:table-cell table:style-name="ce2" office:value-type="string" calcext:value-type="string">
            <text:p>During the same period, an increase occurred <text:span text:style-name="T2">in</text:span> the average amount of food energy <text:span text:style-name="T2">consumed</text:span>.</text:p>
          </table:table-cell>
          <table:table-cell office:value-type="string" calcext:value-type="string">
            <text:p>During the same period , an increase occurred in the average amount of food energy consumed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18">
          <table:table-cell table:style-name="ce2" office:value-type="string" calcext:value-type="string">
            <text:p>It is thought that in <text:span text:style-name="T1">the</text:span> developed countries, the wealthy are able to afford more nutritious food<text:span text:style-name="T1">, they</text:span> are under greater social pressure to remain slim, and have more opportunities along with greater expectations for physical fitness.</text:p>
          </table:table-cell>
          <table:table-cell table:style-name="ce2" office:value-type="string" calcext:value-type="string">
            <text:p>It is thought that in developed countries, the wealthy are able to afford more nutritious food. They are under greater social pressure to remain slim, and have more opportunities along with greater expectations for physical fitness.</text:p>
          </table:table-cell>
          <table:table-cell office:value-type="string" calcext:value-type="string">
            <text:p>It is thought that in the developed countries , the wealthy are able to afford more nutritious food , they are under greater social pressure to remain slim , and have more opportunities along with greater expectations for physical fitness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Even shorts sleep does increase weight gain it is unclear this is to a meaningful <text:span text:style-name="T1">degrees</text:span> or increasing sleep would <text:span text:style-name="T1">been</text:span> of benefit.</text:p>
          </table:table-cell>
          <table:table-cell table:style-name="ce2" office:value-type="string" calcext:value-type="string">
            <text:p>Even <text:span text:style-name="T2">if</text:span> shorts sleep does increase weight gain it is unclear <text:span text:style-name="T2">if</text:span> this is to a meaningful <text:span text:style-name="T2">degree</text:span> or increasing sleep would <text:span text:style-name="T2">be</text:span> of benefit.</text:p>
          </table:table-cell>
          <table:table-cell office:value-type="string" calcext:value-type="string">
            <text:p>Even short sleep does increase weight gain . It is unclear if this is to a meaningful degree or if increasing sleep would been of benefit .</text:p>
          </table:table-cell>
          <table:table-cell office:value-type="float" office:value="0.4" calcext:value-type="float">
            <text:p>0.4</text:p>
          </table:table-cell>
          <table:table-cell office:value-type="float" office:value="0.5" calcext:value-type="float">
            <text:p>0.5</text:p>
          </table:table-cell>
          <table:table-cell office:value-type="float" office:value="0.416666666666667" calcext:value-type="float">
            <text:p>0.416666666666667</text:p>
          </table:table-cell>
          <table:table-cell table:style-name="ce5" office:value-type="float" office:value="4" calcext:value-type="float">
            <text:p>4</text:p>
          </table:table-cell>
          <table:table-cell table:number-columns-repeated="1017"/>
        </table:table-row>
        <table:table-row table:style-name="ro12">
          <table:table-cell table:style-name="ce2" office:value-type="string" calcext:value-type="string">
            <text:p>Certain aspects of personality are associated <text:span text:style-name="T1">to</text:span> being obese.</text:p>
          </table:table-cell>
          <table:table-cell table:style-name="ce2" office:value-type="string" calcext:value-type="string">
            <text:p>Certain aspects of personality are associated <text:span text:style-name="T2">with</text:span> being obese.</text:p>
          </table:table-cell>
          <table:table-cell office:value-type="string" calcext:value-type="string">
            <text:p>Certain aspects of personality are associated to being obese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2">
          <table:table-cell table:style-name="ce2" office:value-type="string" calcext:value-type="string">
            <text:p>Yet <text:span text:style-name="T1">academia</text:span> study of loneliness was sparse until late twentieth <text:span text:style-name="T1">centary</text:span>.</text:p>
          </table:table-cell>
          <table:table-cell table:style-name="ce2" office:value-type="string" calcext:value-type="string">
            <text:p>Yet <text:span text:style-name="T2">academic</text:span> study of loneliness was sparse until <text:span text:style-name="T2">the</text:span> late twentieth <text:span text:style-name="T2">century</text:span>.</text:p>
          </table:table-cell>
          <table:table-cell office:value-type="string" calcext:value-type="string">
            <text:p>Yet academia study of loneliness was sparse until the late twentieth century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0">
          <table:table-cell table:style-name="ce2" office:value-type="string" calcext:value-type="string">
            <text:p>Chronic loneliness on the other <text:span text:style-name="T1">hands</text:span> is widely considered<text:span text:style-name="T1"> to be</text:span> harmful, with numerous reviews and meta-studies concluding <text:span text:style-name="T1">they</text:span> is a significant risk factor for poor mental and physical health outcomes. </text:p>
          </table:table-cell>
          <table:table-cell table:style-name="ce2" office:value-type="string" calcext:value-type="string">
            <text:p>Chronic loneliness on the other hand is widely considered harmful, with numerous reviews and meta-studies concluding <text:span text:style-name="T2">it</text:span> is a significant risk factor for poor mental and physical health outcomes. </text:p>
          </table:table-cell>
          <table:table-cell office:value-type="string" calcext:value-type="string">
            <text:p>Chronic loneliness on the other hand is widely considered to be harmful , with numerous reviews and meta-studies concluding it is a significant risk factor for poor mental and physical health outcomes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2">
          <table:table-cell table:style-name="ce2" office:value-type="string" calcext:value-type="string">
            <text:p>The loneliness that triggers suicidal tendencies <text:span text:style-name="T1">impact</text:span> all <text:span text:style-name="T1">facet</text:span> of society. </text:p>
          </table:table-cell>
          <table:table-cell table:style-name="ce2" office:value-type="string" calcext:value-type="string">
            <text:p>The loneliness that triggers suicidal tendencies <text:span text:style-name="T2">impacts</text:span> all <text:span text:style-name="T2">facets</text:span> of society. </text:p>
          </table:table-cell>
          <table:table-cell office:value-type="string" calcext:value-type="string">
            <text:p>The loneliness that triggers suicidal tendencies impacts all facets of society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5">
          <table:table-cell table:style-name="ce2" office:value-type="string" calcext:value-type="string">
            <text:p>Nostalgia has also been found to have a <text:span text:style-name="T1">restoative</text:span> effect, counteracting loneliness by increasing perceived social support.</text:p>
          </table:table-cell>
          <table:table-cell table:style-name="ce2" office:value-type="string" calcext:value-type="string">
            <text:p>Nostalgia has also been found to have a <text:span text:style-name="T2">restorative</text:span> effect, counteracting loneliness by increasing perceived social support.</text:p>
          </table:table-cell>
          <table:table-cell office:value-type="string" calcext:value-type="string">
            <text:p>Nostalgia has also been found to have a restorative effect , counteracting loneliness by increasing perceived social support .</text:p>
          </table:table-cell>
          <table:table-cell table:number-columns-repeated="3" office:value-type="float" office:value="1" calcext:value-type="float">
            <text:p>1</text:p>
          </table:table-cell>
          <table:table-cell table:style-name="ce5" office:value-type="float" office:value="1" calcext:value-type="float">
            <text:p>1</text:p>
          </table:table-cell>
          <table:table-cell table:number-columns-repeated="1017"/>
        </table:table-row>
        <table:table-row table:style-name="ro14">
          <table:table-cell table:style-name="ce2" office:value-type="string" calcext:value-type="string">
            <text:p>Although nostalgia is often triggered by negative feelings, <text:span text:style-name="T1">but</text:span> <text:span text:style-name="T1">its</text:span> results in increasing one's mood and heightening positive emotions, which can stem from feelings of warmth or coping resulting from nostalgic reflections.</text:p>
          </table:table-cell>
          <table:table-cell table:style-name="ce2" office:value-type="string" calcext:value-type="string">
            <text:p>Although nostalgia is often triggered by negative feelings, <text:span text:style-name="T2">it</text:span> results in increasing one's mood and heightening positive emotions, which can stem from feelings of warmth or coping resulting from nostalgic reflections.</text:p>
          </table:table-cell>
          <table:table-cell office:value-type="string" calcext:value-type="string">
            <text:p>Although nostalgia is often triggered by negative feelings , it results in increasing one 's mood and heightening positive emotions , which can stem from feelings of warmth or coping resulting from nostalgic reflections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Additionally, in a second study conducted, some <text:span text:style-name="T1">participant</text:span> were exposed to nostalgic engagement and reflection while <text:span text:style-name="T1">a</text:span> other group was not.</text:p>
          </table:table-cell>
          <table:table-cell table:style-name="ce2" office:value-type="string" calcext:value-type="string">
            <text:p>Additionally, in a second study conducted, some <text:span text:style-name="T2">participants</text:span> were exposed to nostalgic engagement and reflection while <text:span text:style-name="T2">the</text:span> other group was not.</text:p>
          </table:table-cell>
          <table:table-cell office:value-type="string" calcext:value-type="string">
            <text:p>Additionally , in a second study conducted , some participants were exposed to nostalgic engagement and reflection while the other group were not .</text:p>
          </table:table-cell>
          <table:table-cell office:value-type="float" office:value="0.666666666666667" calcext:value-type="float">
            <text:p>0.666666666666667</text:p>
          </table:table-cell>
          <table:table-cell office:value-type="float" office:value="1" calcext:value-type="float">
            <text:p>1</text:p>
          </table:table-cell>
          <table:table-cell office:value-type="float" office:value="0.714285714285714" calcext:value-type="float">
            <text:p>0.714285714285714</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Thirdly, the researchers <text:span text:style-name="T1">find</text:span> that threatened meaning can even act as a <text:span text:style-name="T1">triger</text:span> for nostalgia, thus increasing one's nostalgic reflections.</text:p>
          </table:table-cell>
          <table:table-cell table:style-name="ce2" office:value-type="string" calcext:value-type="string">
            <text:p>Thirdly, the researchers <text:span text:style-name="T2">found</text:span> that threatened meaning can even act as a <text:span text:style-name="T2">trigger</text:span> for nostalgia, thus increasing one's nostalgic reflections.</text:p>
          </table:table-cell>
          <table:table-cell office:value-type="string" calcext:value-type="string">
            <text:p>Thirdly , the researchers find that threatened meaning can even act as a trigger for nostalgia , thus increasing one 's nostalgic reflections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10">
          <table:table-cell table:style-name="ce2" office:value-type="string" calcext:value-type="string">
            <text:p>In a 2014 study <text:span text:style-name="T1">conduct</text:span> by Routledge, he and a team observed that the more people reported <text:span text:style-name="T1">have</text:span> major disruptions and uncertainties in <text:span text:style-name="T1">they</text:span> lives, the more <text:span text:style-name="T1">their</text:span> nostalgically longed for the past.</text:p>
          </table:table-cell>
          <table:table-cell table:style-name="ce2" office:value-type="string" calcext:value-type="string">
            <text:p>In a 2014 study <text:span text:style-name="T2">conducted</text:span> by Routledge, he and a team observed that the more people reported <text:span text:style-name="T2">having</text:span> major disruptions and uncertainties in <text:span text:style-name="T2">their</text:span> lives, the more <text:span text:style-name="T2">they</text:span> nostalgically longed for the past.</text:p>
          </table:table-cell>
          <table:table-cell office:value-type="string" calcext:value-type="string">
            <text:p>In a 2014 study conducted by Routledge , he and a team observed that the more people reported having major disruptions and uncertainties in their lives , the more their nostalgically long for the past .</text:p>
          </table:table-cell>
          <table:table-cell table:number-columns-repeated="3" office:value-type="float" office:value="0.75" calcext:value-type="float">
            <text:p>0.75</text:p>
          </table:table-cell>
          <table:table-cell table:style-name="ce5" office:value-type="float" office:value="4" calcext:value-type="float">
            <text:p>4</text:p>
          </table:table-cell>
          <table:table-cell table:number-columns-repeated="1017"/>
        </table:table-row>
        <table:table-row table:style-name="ro7">
          <table:table-cell table:style-name="ce2" office:value-type="string" calcext:value-type="string">
            <text:p>Aesthetics, a <text:span text:style-name="T1">non</text:span> very tidy intellectual discipline, is a heterogeneous collection of problems that concern <text:span text:style-name="T1">an</text:span> arts primarily but also relate <text:span text:style-name="T1">about</text:span> nature.</text:p>
          </table:table-cell>
          <table:table-cell table:style-name="ce2" office:value-type="string" calcext:value-type="string">
            <text:p>Aesthetics, a <text:span text:style-name="T2">not</text:span> very tidy intellectual discipline, is a heterogeneous collection of problems that concern <text:span text:style-name="T2">the</text:span> arts primarily but also relate <text:span text:style-name="T2">to</text:span> nature.</text:p>
          </table:table-cell>
          <table:table-cell office:value-type="string" calcext:value-type="string">
            <text:p>Aesthetics , a non very tidy intellectual discipline , is a heterogeneous collection of problems that concern the arts primarily but also relate to nature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2">
          <table:table-cell table:style-name="ce2" office:value-type="string" calcext:value-type="string">
            <text:p><text:span text:style-name="T1">It's </text:span>what a thing means or symbolizes <text:span text:style-name="T1">to</text:span> us that is often what we are judging.</text:p>
          </table:table-cell>
          <table:table-cell table:style-name="ce2" office:value-type="string" calcext:value-type="string">
            <text:p><text:span text:style-name="T2">It is</text:span> what a thing means or symbolizes <text:span text:style-name="T2">for</text:span> us that is often what we are judging.</text:p>
          </table:table-cell>
          <table:table-cell office:value-type="string" calcext:value-type="string">
            <text:p>It 's what a thing means or symbolizes to us that is often what we are judging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2" calcext:value-type="float">
            <text:p>2</text:p>
          </table:table-cell>
          <table:table-cell table:number-columns-repeated="1017"/>
        </table:table-row>
        <table:table-row table:style-name="ro6">
          <table:table-cell table:style-name="ce2" office:value-type="string" calcext:value-type="string">
            <text:p>For <text:span text:style-name="T1">instant</text:span>, the source of a painting's beauty has a different <text:span text:style-name="T1">characters</text:span> to that of beautiful music, suggesting <text:span text:style-name="T1">his or her</text:span> aesthetics differ in kind.</text:p>
          </table:table-cell>
          <table:table-cell table:style-name="ce2" office:value-type="string" calcext:value-type="string">
            <text:p>For <text:span text:style-name="T2">instance</text:span>, the source of a painting's beauty has a different <text:span text:style-name="T2">character</text:span> to that of beautiful music, suggesting <text:span text:style-name="T2">their</text:span> aesthetics differ in kind.</text:p>
          </table:table-cell>
          <table:table-cell office:value-type="string" calcext:value-type="string">
            <text:p>For instance , the source of a painting 's beauty has a different character to that of beautiful music , suggesting his or her aesthetics differ in kind .</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909090909090909" calcext:value-type="float">
            <text:p>0.909090909090909</text:p>
          </table:table-cell>
          <table:table-cell table:style-name="ce5" office:value-type="float" office:value="3" calcext:value-type="float">
            <text:p>3</text:p>
          </table:table-cell>
          <table:table-cell table:number-columns-repeated="1017"/>
        </table:table-row>
        <table:table-row table:style-name="ro16">
          <table:table-cell table:style-name="ce2" office:value-type="string" calcext:value-type="string">
            <text:p>Another very concrete example describes <text:span text:style-name="T1">a</text:span> <text:span text:style-name="T1">aesthetical</text:span> pleasing human face whose proportions can be described by very few bits of information, drawing inspiration from less detailed 15th century proportion studies by Leonardo da Vinci and Albrecht Dürer.</text:p>
          </table:table-cell>
          <table:table-cell table:style-name="ce2" office:value-type="string" calcext:value-type="string">
            <text:p>Another very concrete example describes <text:span text:style-name="T2">an</text:span> <text:span text:style-name="T2">aesthetically</text:span> pleasing human face whose proportions can be described by very few bits of information, drawing inspiration from less detailed 15th century proportion studies by Leonardo da Vinci and Albrecht Dürer.</text:p>
          </table:table-cell>
          <table:table-cell office:value-type="string" calcext:value-type="string">
            <text:p>Another very concrete example describes an aesthetical pleasing human face whose proportions can be described by very few bits of information , drawing inspiration from less detailed 15th century proportion studies by Leonardo da Vinci and Albrecht Dürer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12">
          <table:table-cell table:style-name="ce2" office:value-type="string" calcext:value-type="string">
            <text:p>Each presents perspectives that widely shared by published scholars.</text:p>
          </table:table-cell>
          <table:table-cell table:style-name="ce2" office:value-type="string" calcext:value-type="string">
            <text:p>Each presents perspectives that are widely shared by published scholars.</text:p>
          </table:table-cell>
          <table:table-cell office:value-type="string" calcext:value-type="string">
            <text:p>Each presents perspectives that are widely shared by published scholars .</text:p>
          </table:table-cell>
          <table:table-cell table:number-columns-repeated="3" office:value-type="float" office:value="1" calcext:value-type="float">
            <text:p>1</text:p>
          </table:table-cell>
          <table:table-cell table:style-name="ce5" office:value-type="float" office:value="1" calcext:value-type="float">
            <text:p>1</text:p>
          </table:table-cell>
          <table:table-cell table:number-columns-repeated="1017"/>
        </table:table-row>
        <table:table-row table:style-name="ro3">
          <table:table-cell table:style-name="ce2" office:value-type="string" calcext:value-type="string">
            <text:p><text:span text:style-name="T1">Much</text:span> modern theorists have stated that this ideal cannot be achieved without analysing additional factors.</text:p>
          </table:table-cell>
          <table:table-cell table:style-name="ce2" office:value-type="string" calcext:value-type="string">
            <text:p><text:span text:style-name="T2">Many</text:span> modern theorists have stated that this ideal cannot be achieved without analysing additional factors.</text:p>
          </table:table-cell>
          <table:table-cell office:value-type="string" calcext:value-type="string">
            <text:p>Much modern theorists have stated that this ideal cannot be achieved without analysing additional factors .</text:p>
          </table:table-cell>
          <table:table-cell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8">
          <table:table-cell table:style-name="ce2" office:value-type="string" calcext:value-type="string">
            <text:p><text:span text:style-name="T1">Amongst</text:span> the assortment of perspectives commonly <text:span text:style-name="T1">regard</text:span> as coherence theory, theorists differ on question of whether coherence entails many possible <text:span text:style-name="T1">ture</text:span> systems of thought or only a single absolute system. </text:p>
          </table:table-cell>
          <table:table-cell table:style-name="ce2" office:value-type="string" calcext:value-type="string">
            <text:p><text:span text:style-name="T2">Among</text:span> the assortment of perspectives commonly <text:span text:style-name="T2">regarded</text:span> as coherence theory, theorists differ on <text:span text:style-name="T2">the</text:span> question of whether coherence entails many possible <text:span text:style-name="T2">true</text:span> systems of thought or only a single absolute system. </text:p>
          </table:table-cell>
          <table:table-cell office:value-type="string" calcext:value-type="string">
            <text:p>Amongst the assortment of perspectives commonly regarded as coherence theory , theorists differ on the question of whether coherence entails many possibleure systems of thought or only a single absolute system .</text:p>
          </table:table-cell>
          <table:table-cell office:value-type="float" office:value="0.666666666666667" calcext:value-type="float">
            <text:p>0.666666666666667</text:p>
          </table:table-cell>
          <table:table-cell office:value-type="float" office:value="0.5" calcext:value-type="float">
            <text:p>0.5</text:p>
          </table:table-cell>
          <table:table-cell office:value-type="float" office:value="0.625" calcext:value-type="float">
            <text:p>0.625</text:p>
          </table:table-cell>
          <table:table-cell table:style-name="ce5" office:value-type="float" office:value="4" calcext:value-type="float">
            <text:p>4</text:p>
          </table:table-cell>
          <table:table-cell table:number-columns-repeated="1017"/>
        </table:table-row>
        <table:table-row table:style-name="ro7">
          <table:table-cell table:style-name="ce2" office:value-type="string" calcext:value-type="string">
            <text:p>Consensus theory <text:span text:style-name="T1">held</text:span> that truth is whatever is agreed upon, or in some versions, might come to be agreed upon, by some specified group.</text:p>
          </table:table-cell>
          <table:table-cell table:style-name="ce2" office:value-type="string" calcext:value-type="string">
            <text:p>Consensus theory <text:span text:style-name="T2">holds</text:span> that truth is whatever is agreed upon, or in some versions, might come to be agreed upon, by some specified group.</text:p>
          </table:table-cell>
          <table:table-cell office:value-type="string" calcext:value-type="string">
            <text:p>The consensus theory held that truth is whatever is agreed upon , or in some versions , might come to be agreed upon , by some specified group .</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5">
          <table:table-cell table:style-name="ce2" office:value-type="string" calcext:value-type="string">
            <text:p>It sometimes hard to find out one has this disease.</text:p>
          </table:table-cell>
          <table:table-cell table:style-name="ce2" office:value-type="string" calcext:value-type="string">
            <text:p>It <text:span text:style-name="T2">is</text:span> sometimes hard to find out <text:span text:style-name="T2">if</text:span> one has this disease.</text:p>
          </table:table-cell>
          <table:table-cell office:value-type="string" calcext:value-type="string">
            <text:p>It is sometimes hard to find out if one has this disease .</text:p>
          </table:table-cell>
          <table:table-cell table:number-columns-repeated="3" office:value-type="float" office:value="1" calcext:value-type="float">
            <text:p>1</text:p>
          </table:table-cell>
          <table:table-cell table:style-name="ce5" office:value-type="float" office:value="2" calcext:value-type="float">
            <text:p>2</text:p>
          </table:table-cell>
          <table:table-cell table:number-columns-repeated="1017"/>
        </table:table-row>
        <table:table-row table:style-name="ro16">
          <table:table-cell table:style-name="ce2" office:value-type="string" calcext:value-type="string">
            <text:p>In 1840 a Royal Commission published its findings on the state <text:span text:style-name="T1">in</text:span> conditions for the workers of the mining industry that documented <text:span text:style-name="T1">appallingly the</text:span> dangerous environment that they had to work in and the high frequency of accidents.</text:p>
          </table:table-cell>
          <table:table-cell table:style-name="ce2" office:value-type="string" calcext:value-type="string">
            <text:p>In 1840 a Royal Commission published its findings on the state <text:span text:style-name="T2">of</text:span> conditions for the workers of the mining industry that documented <text:span text:style-name="T2">the appallingly</text:span> dangerous environment that they had to work in and the high frequency of accidents.</text:p>
          </table:table-cell>
          <table:table-cell office:value-type="string" calcext:value-type="string">
            <text:p>In 1840 a Royal Commission published its findings on the state of conditions for the workers of the mining industry that documented appallingly the dangerous environment that they had to work in and the high frequency of accidents .</text:p>
          </table:table-cell>
          <table:table-cell office:value-type="float" office:value="1" calcext:value-type="float">
            <text:p>1</text:p>
          </table:table-cell>
          <table:table-cell office:value-type="float" office:value="0.5" calcext:value-type="float">
            <text:p>0.5</text:p>
          </table:table-cell>
          <table:table-cell office:value-type="float" office:value="0.833333333333333" calcext:value-type="float">
            <text:p>0.833333333333333</text:p>
          </table:table-cell>
          <table:table-cell table:style-name="ce5" office:value-type="float" office:value="2" calcext:value-type="float">
            <text:p>2</text:p>
          </table:table-cell>
          <table:table-cell table:number-columns-repeated="1017"/>
        </table:table-row>
        <table:table-row table:style-name="ro7">
          <table:table-cell table:style-name="ce2" office:value-type="string" calcext:value-type="string">
            <text:p>As labor movements arose in response to <text:span text:style-name="T1">workers</text:span> concerns in the wake of the industrial revolution, worker's health entered consideration as a labor-related issue.</text:p>
          </table:table-cell>
          <table:table-cell table:style-name="ce2" office:value-type="string" calcext:value-type="string">
            <text:p>As labor movements arose in response to <text:span text:style-name="T2">worker</text:span> concerns in the wake of the industrial revolution, worker's health entered consideration as a labor-related issue.</text:p>
          </table:table-cell>
          <table:table-cell office:value-type="string" calcext:value-type="string">
            <text:p>As labor movements arose in response to workers ' concerns in the wake of the industrial revolution , worker 's health entered consideration as a labor-related issue .</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9" table:number-rows-repeated="893">
          <table:table-cell table:number-columns-repeated="6"/>
          <table:table-cell table:style-name="ce6"/>
          <table:table-cell table:number-columns-repeated="1017"/>
        </table:table-row>
        <table:table-row table:style-name="ro19" table:number-rows-repeated="1047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erif" svg:font-family="'Liberation Serif'" style:font-family-generic="roman" style:font-pitch="variable"/>
    <style:font-face style:name="Noto Serif CJK JP" svg:font-family="'Noto Serif CJK JP'"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1T14:07:15.675568600</dc:date>
    <meta:editing-duration>PT1H12M30S</meta:editing-duration>
    <meta:editing-cycles>4</meta:editing-cycles>
    <meta:generator>LibreOffice/6.0.7.3$Linux_X86_64 LibreOffice_project/00m0$Build-3</meta:generator>
    <meta:document-statistic meta:table-count="1" meta:cell-count="749" meta:object-count="0"/>
  </office:meta>
</office:document-meta>
</file>